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28in"/>
    </style:style>
    <style:style style:name="co2" style:family="table-column">
      <style:table-column-properties fo:break-before="auto" style:column-width="4.6783in"/>
    </style:style>
    <style:style style:name="co3" style:family="table-column">
      <style:table-column-properties fo:break-before="auto" style:column-width="4.4346in"/>
    </style:style>
    <style:style style:name="co4" style:family="table-column">
      <style:table-column-properties fo:break-before="auto" style:column-width="5.53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2866in"/>
    </style:style>
    <style:style style:name="co8" style:family="table-column">
      <style:table-column-properties fo:break-before="auto" style:column-width="1.8228in"/>
    </style:style>
    <style:style style:name="co9" style:family="table-column">
      <style:table-column-properties fo:break-before="auto" style:column-width="1.9008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1.1209in"/>
    </style:style>
    <style:style style:name="co12" style:family="table-column">
      <style:table-column-properties fo:break-before="auto" style:column-width="2.1445in"/>
    </style:style>
    <style:style style:name="co13" style:family="table-column">
      <style:table-column-properties fo:break-before="auto" style:column-width="9.7571in"/>
    </style:style>
    <style:style style:name="co14" style:family="table-column">
      <style:table-column-properties fo:break-before="auto" style:column-width="5.6244in"/>
    </style:style>
    <style:style style:name="co15" style:family="table-column">
      <style:table-column-properties fo:break-before="auto" style:column-width="5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428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d428"/>
      <style:text-properties fo:color="#000000"/>
    </style:style>
    <style:style style:name="ce11" style:family="table-cell" style:parent-style-name="Default">
      <style:table-cell-properties fo:background-color="transparent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op projects 2022-03-31T1410Z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This sheet contains a “snapshot” of featured Wikifactory projects, and the top 30 sorted by recent, followers, contributions, and views. In the order they appeared on: <text:a xlink:href="https://wikifactory.com/contribute/projects" xlink:type="simple">https://wikifactory.com/contribute/projects</text:a>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ort by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featured projects</text:p>
          </table:table-cell>
          <table:table-cell table:style-name="ce1" office:value-type="string" calcext:value-type="string">
            <text:p>recent</text:p>
          </table:table-cell>
          <table:table-cell table:style-name="ce1" office:value-type="string" calcext:value-type="string">
            <text:p>followers</text:p>
          </table:table-cell>
          <table:table-cell table:style-name="ce1" office:value-type="string" calcext:value-type="string">
            <text:p>contributions</text:p>
          </table:table-cell>
          <table:table-cell table:style-name="ce1" office:value-type="string" calcext:value-type="string">
            <text:p>views</text:p>
          </table:table-cell>
        </table:table-row>
        <table:table-row table:style-name="ro1">
          <table:table-cell office:value-type="string" calcext:value-type="string">
            <text:p>https://wikifactory.com/@josephaklatt/shredder-basic-model-32</text:p>
          </table:table-cell>
          <table:table-cell office:value-type="string" calcext:value-type="string">
            <text:p>https://wikifactory.com/+uboopenfactory/rummikub-adapt%C3%A9-v2</text:p>
          </table:table-cell>
          <table:table-cell office:value-type="string" calcext:value-type="string">
            <text:p>https://wikifactory.com/@aeracoop/dronecoria</text:p>
          </table:table-cell>
          <table:table-cell office:value-type="string" calcext:value-type="string">
            <text:p>https://wikifactory.com/@luzleanne/community-composter</text:p>
          </table:table-cell>
          <table:table-cell office:value-type="string" calcext:value-type="string">
            <text:p>https://wikifactory.com/+mekanika/mekanika-cnc-router</text:p>
          </table:table-cell>
        </table:table-row>
        <table:table-row table:style-name="ro1">
          <table:table-cell office:value-type="string" calcext:value-type="string">
            <text:p>https://wikifactory.com/+dronecoria/dronecoria-frame</text:p>
          </table:table-cell>
          <table:table-cell office:value-type="string" calcext:value-type="string">
            <text:p>https://wikifactory.com/+uboopenfactory/othello-adapt%C3%A9-v2</text:p>
          </table:table-cell>
          <table:table-cell office:value-type="string" calcext:value-type="string">
            <text:p>https://wikifactory.com/+mekanika/mekanika-cnc-router</text:p>
          </table:table-cell>
          <table:table-cell office:value-type="string" calcext:value-type="string">
            <text:p>http://projects.fablabs.io/@cinzasr-9a7e3/tlkx-jammer-speculative</text:p>
          </table:table-cell>
          <table:table-cell table:style-name="ce4" office:value-type="string" calcext:value-type="string">
            <text:p>https://wikifactory.com/+OttoDIY/otto-diy</text:p>
          </table:table-cell>
        </table:table-row>
        <table:table-row table:style-name="ro1">
          <table:table-cell table:style-name="ce2" office:value-type="string" calcext:value-type="string">
            <text:p>https://wikifactory.com/+OttoDIY/otto-diy-plus</text:p>
          </table:table-cell>
          <table:table-cell office:value-type="string" calcext:value-type="string">
            <text:p>https://wikifactory.com/+uboopenfactory/jeu-32-cartes-adapt%C3%A9</text:p>
          </table:table-cell>
          <table:table-cell office:value-type="string" calcext:value-type="string">
            <text:p>https://wikifactory.com/+growstack/nextfood-aeroponics-3b</text:p>
          </table:table-cell>
          <table:table-cell office:value-type="string" calcext:value-type="string">
            <text:p>https://wikifactory.com/+uboopenfactory/vas-y</text:p>
          </table:table-cell>
          <table:table-cell office:value-type="string" calcext:value-type="string">
            <text:p>https://wikifactory.com/@aeracoop/dronecoria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carte-d%C3%A9ficients-visuels</text:p>
          </table:table-cell>
          <table:table-cell office:value-type="string" calcext:value-type="string">
            <text:p>https://wikifactory.com/+elektricworks/pikon-telescope</text:p>
          </table:table-cell>
          <table:table-cell office:value-type="string" calcext:value-type="string">
            <text:p>https://wikifactory.com/+labdefabudla/pabell%C3%B3n-modular</text:p>
          </table:table-cell>
          <table:table-cell office:value-type="string" calcext:value-type="string">
            <text:p>https://wikifactory.com/+elektricworks/pikon-telescope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handihackathon-2022</text:p>
          </table:table-cell>
          <table:table-cell office:value-type="string" calcext:value-type="string">
            <text:p>https://wikifactory.com/+personalrobotics/lilli-humanoid</text:p>
          </table:table-cell>
          <table:table-cell office:value-type="string" calcext:value-type="string">
            <text:p>https://wikifactory.com/@ineslalves/shelter-armis</text:p>
          </table:table-cell>
          <table:table-cell table:style-name="ce5" office:value-type="string" calcext:value-type="string">
            <text:p>https://wikifactory.com/+OttoDIY/otto-diy-plus</text:p>
          </table:table-cell>
        </table:table-row>
        <table:table-row table:style-name="ro1">
          <table:table-cell/>
          <table:table-cell office:value-type="string" calcext:value-type="string">
            <text:p>https://wikifactory.com/@maudtournery/r%C3%A9cr%C3%A9athon-2</text:p>
          </table:table-cell>
          <table:table-cell office:value-type="string" calcext:value-type="string">
            <text:p>http://projects.fablabs.io/@eb/smill</text:p>
          </table:table-cell>
          <table:table-cell office:value-type="string" calcext:value-type="string">
            <text:p>https://wikifactory.com/+labdefabudla/pabell%C3%B3n-de-bamb%C3%BA-udla</text:p>
          </table:table-cell>
          <table:table-cell table:style-name="ce4" office:value-type="string" calcext:value-type="string">
            <text:p>http://viralresponse.io/+carola/project-carola-alpha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datalogger3g</text:p>
          </table:table-cell>
          <table:table-cell office:value-type="string" calcext:value-type="string">
            <text:p>https://wikifactory.com/+OttoDIY/open-edu</text:p>
          </table:table-cell>
          <table:table-cell office:value-type="string" calcext:value-type="string">
            <text:p>http://viralresponse.io/+sinestesia/proyecto-zona-cero</text:p>
          </table:table-cell>
          <table:table-cell office:value-type="string" calcext:value-type="string">
            <text:p>https://wikifactory.com/+growstack/nextfood-aeroponics-3b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othelloadapt%C3%A9vertical</text:p>
          </table:table-cell>
          <table:table-cell office:value-type="string" calcext:value-type="string">
            <text:p>https://wikifactory.com/@stoneflower3d/multimaterial-3d-printing</text:p>
          </table:table-cell>
          <table:table-cell office:value-type="string" calcext:value-type="string">
            <text:p>https://wikifactory.com/+uboopenfactory/fabcity-brest</text:p>
          </table:table-cell>
          <table:table-cell office:value-type="string" calcext:value-type="string">
            <text:p>https://wikifactory.com/+OttoDIY/humanoid</text:p>
          </table:table-cell>
        </table:table-row>
        <table:table-row table:style-name="ro1">
          <table:table-cell/>
          <table:table-cell office:value-type="string" calcext:value-type="string">
            <text:p>https://wikifactory.com/+unfold/merxte-para-amaz%C3%B4nia</text:p>
          </table:table-cell>
          <table:table-cell table:style-name="ce4" office:value-type="string" calcext:value-type="string">
            <text:p>https://wikifactory.com/+OttoDIY/otto-diy</text:p>
          </table:table-cell>
          <table:table-cell office:value-type="string" calcext:value-type="string">
            <text:p>https://wikifactory.com/@patriciaabasilio/fire-shelter-for-2050</text:p>
          </table:table-cell>
          <table:table-cell office:value-type="string" calcext:value-type="string">
            <text:p>https://wikifactory.com/+personalrobotics/lilli-humanoid</text:p>
          </table:table-cell>
        </table:table-row>
        <table:table-row table:style-name="ro1">
          <table:table-cell/>
          <table:table-cell office:value-type="string" calcext:value-type="string">
            <text:p>https://wikifactory.com/@cgasparini/ottocardy-cardboard-robot</text:p>
          </table:table-cell>
          <table:table-cell office:value-type="string" calcext:value-type="string">
            <text:p>https://wikifactory.com/@juan/hacked-farmbot</text:p>
          </table:table-cell>
          <table:table-cell office:value-type="string" calcext:value-type="string">
            <text:p>https://wikifactory.com/+labdefabudla/pabell%C3%B3n-hex%C3%A1gonal-g3</text:p>
          </table:table-cell>
          <table:table-cell office:value-type="string" calcext:value-type="string">
            <text:p>http://projects.fablabs.io/@eb/smill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globeterrestre</text:p>
          </table:table-cell>
          <table:table-cell office:value-type="string" calcext:value-type="string">
            <text:p>https://wikifactory.com/+colaborativaeu/domenicocc</text:p>
          </table:table-cell>
          <table:table-cell table:style-name="ce4" office:value-type="string" calcext:value-type="string">
            <text:p>http://viralresponse.io/+carola/project-carola-alpha</text:p>
          </table:table-cell>
          <table:table-cell office:value-type="string" calcext:value-type="string">
            <text:p>http://viralresponse.io/+carola/mask-press</text:p>
          </table:table-cell>
        </table:table-row>
        <table:table-row table:style-name="ro1">
          <table:table-cell/>
          <table:table-cell office:value-type="string" calcext:value-type="string">
            <text:p>https://wikifactory.com/@fablabbahrain/fabn-a-box</text:p>
          </table:table-cell>
          <table:table-cell table:style-name="ce4" office:value-type="string" calcext:value-type="string">
            <text:p>http://viralresponse.io/+carola/project-carola-alpha</text:p>
          </table:table-cell>
          <table:table-cell office:value-type="string" calcext:value-type="string">
            <text:p>https://wikifactory.com/@inesmarquesxavier/oxygen-mask</text:p>
          </table:table-cell>
          <table:table-cell office:value-type="string" calcext:value-type="string">
            <text:p>https://wikifactory.com/+colaborativaeu/domenicocc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borne-de-satisfaction</text:p>
          </table:table-cell>
          <table:table-cell office:value-type="string" calcext:value-type="string">
            <text:p>https://wikifactory.com/@robotix/the-spider-sp-8-project</text:p>
          </table:table-cell>
          <table:table-cell office:value-type="string" calcext:value-type="string">
            <text:p>https://wikifactory.com/+fablabo/studio-5-2021</text:p>
          </table:table-cell>
          <table:table-cell office:value-type="string" calcext:value-type="string">
            <text:p>https://wikifactory.com/@stoneflower3d/multimaterial-3d-printing</text:p>
          </table:table-cell>
        </table:table-row>
        <table:table-row table:style-name="ro1">
          <table:table-cell/>
          <table:table-cell office:value-type="string" calcext:value-type="string">
            <text:p>https://wikifactory.com/@tintins/%C3%A9oliennecontrol</text:p>
          </table:table-cell>
          <table:table-cell table:style-name="ce2" office:value-type="string" calcext:value-type="string">
            <text:p>https://wikifactory.com/+OttoDIY/otto-diy-plus</text:p>
          </table:table-cell>
          <table:table-cell table:style-name="ce4" office:value-type="string" calcext:value-type="string">
            <text:p>https://wikifactory.com/+OttoDIY/otto-diy</text:p>
          </table:table-cell>
          <table:table-cell office:value-type="string" calcext:value-type="string">
            <text:p>https://wikifactory.com/+OttoDIY/open-edu</text:p>
          </table:table-cell>
        </table:table-row>
        <table:table-row table:style-name="ro1">
          <table:table-cell/>
          <table:table-cell office:value-type="string" calcext:value-type="string">
            <text:p>https://wikifactory.com/@federicabucchieri/alter-ego</text:p>
          </table:table-cell>
          <table:table-cell office:value-type="string" calcext:value-type="string">
            <text:p>https://wikifactory.com/+most/reprapable-recyclebot</text:p>
          </table:table-cell>
          <table:table-cell office:value-type="string" calcext:value-type="string">
            <text:p>https://wikifactory.com/+uboopenfactory/du-portage-au-partage</text:p>
          </table:table-cell>
          <table:table-cell office:value-type="string" calcext:value-type="string">
            <text:p>https://wikifactory.com/@robotix/the-spider-sp-8-project</text:p>
          </table:table-cell>
        </table:table-row>
        <table:table-row table:style-name="ro1">
          <table:table-cell/>
          <table:table-cell office:value-type="string" calcext:value-type="string">
            <text:p>https://wikifactory.com/@rievo/steamdeckassets</text:p>
          </table:table-cell>
          <table:table-cell office:value-type="string" calcext:value-type="string">
            <text:p>http://projects.fablabs.io/+aquapioneers/aquapioneers</text:p>
          </table:table-cell>
          <table:table-cell office:value-type="string" calcext:value-type="string">
            <text:p>https://wikifactory.com/@joaoinocencio/plant-shelter</text:p>
          </table:table-cell>
          <table:table-cell office:value-type="string" calcext:value-type="string">
            <text:p>https://wikifactory.com/@juan/hacked-farmbot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basculepieds</text:p>
          </table:table-cell>
          <table:table-cell office:value-type="string" calcext:value-type="string">
            <text:p>https://wikifactory.com/@sotoprecycling/smart-injector</text:p>
          </table:table-cell>
          <table:table-cell table:style-name="ce2" office:value-type="string" calcext:value-type="string">
            <text:p>https://wikifactory.com/+OttoDIY/otto-diy-plus</text:p>
          </table:table-cell>
          <table:table-cell office:value-type="string" calcext:value-type="string">
            <text:p>https://wikifactory.com/@sotoprecycling/smart-injector</text:p>
          </table:table-cell>
        </table:table-row>
        <table:table-row table:style-name="ro1">
          <table:table-cell/>
          <table:table-cell office:value-type="string" calcext:value-type="string">
            <text:p>https://wikifactory.com/@salvagegardensg/speaking-induction-hob</text:p>
          </table:table-cell>
          <table:table-cell office:value-type="string" calcext:value-type="string">
            <text:p>https://wikifactory.com/@itay/cheap-cnc-foam-cutter</text:p>
          </table:table-cell>
          <table:table-cell office:value-type="string" calcext:value-type="string">
            <text:p>https://wikifactory.com/@patr%C3%ADciabaleiras/comedouro-para-p%C3%A1ssaros</text:p>
          </table:table-cell>
          <table:table-cell office:value-type="string" calcext:value-type="string">
            <text:p>https://wikifactory.com/@itay/cheap-cnc-foam-cutter</text:p>
          </table:table-cell>
        </table:table-row>
        <table:table-row table:style-name="ro1">
          <table:table-cell/>
          <table:table-cell office:value-type="string" calcext:value-type="string">
            <text:p>https://wikifactory.com/@vicckkky/flsun-sr-clay-conversion</text:p>
          </table:table-cell>
          <table:table-cell office:value-type="string" calcext:value-type="string">
            <text:p>https://wikifactory.com/@owenlab/open-stage</text:p>
          </table:table-cell>
          <table:table-cell office:value-type="string" calcext:value-type="string">
            <text:p>https://wikifactory.com/@marcoalpoim/compostor</text:p>
          </table:table-cell>
          <table:table-cell table:style-name="Default" office:value-type="string" calcext:value-type="string">
            <text:p>https://wikifactory.com/+ctc/ctc-isolation-gown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limerick/organic</text:p>
          </table:table-cell>
          <table:table-cell office:value-type="string" calcext:value-type="string">
            <text:p>https://wikifactory.com/+OttoDIY/humanoid</text:p>
          </table:table-cell>
          <table:table-cell office:value-type="string" calcext:value-type="string">
            <text:p>http://projects.fablabs.io/+fablabsupsi/digitalmaking</text:p>
          </table:table-cell>
          <table:table-cell table:style-name="Default" office:value-type="string" calcext:value-type="string">
            <text:p>http://viralresponse.io/+makersvscovid/face-shield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limerick/springboard22-e-mccormick</text:p>
          </table:table-cell>
          <table:table-cell office:value-type="string" calcext:value-type="string">
            <text:p>https://wikifactory.com/@niko11/wind-turbine</text:p>
          </table:table-cell>
          <table:table-cell office:value-type="string" calcext:value-type="string">
            <text:p>https://wikifactory.com/@ricardo-almeida/dispensador</text:p>
          </table:table-cell>
          <table:table-cell office:value-type="string" calcext:value-type="string">
            <text:p>https://wikifactory.com/+most/reprapable-recyclebot</text:p>
          </table:table-cell>
        </table:table-row>
        <table:table-row table:style-name="ro1">
          <table:table-cell/>
          <table:table-cell office:value-type="string" calcext:value-type="string">
            <text:p>https://wikifactory.com/@eoinosullivan/monte-carasso</text:p>
          </table:table-cell>
          <table:table-cell office:value-type="string" calcext:value-type="string">
            <text:p>https://wikifactory.com/@jonathankeep/self-build-clay-printer</text:p>
          </table:table-cell>
          <table:table-cell office:value-type="string" calcext:value-type="string">
            <text:p>https://wikifactory.com/@vsxco/dis</text:p>
          </table:table-cell>
          <table:table-cell office:value-type="string" calcext:value-type="string">
            <text:p>https://wikifactory.com/+covidmakersmadrid/visera-hospitales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art-easel</text:p>
          </table:table-cell>
          <table:table-cell office:value-type="string" calcext:value-type="string">
            <text:p>http://projects.fablabs.io/@saverio/rotocastit</text:p>
          </table:table-cell>
          <table:table-cell office:value-type="string" calcext:value-type="string">
            <text:p>https://wikifactory.com/@faustofonsecaribeiro/trabalho-de-produto</text:p>
          </table:table-cell>
          <table:table-cell office:value-type="string" calcext:value-type="string">
            <text:p>https://wikifactory.com/@owenlab/open-stage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musicbox1</text:p>
          </table:table-cell>
          <table:table-cell office:value-type="string" calcext:value-type="string">
            <text:p>https://wikifactory.com/@jetclay/jetclay-clay-extruder</text:p>
          </table:table-cell>
          <table:table-cell office:value-type="string" calcext:value-type="string">
            <text:p>https://wikifactory.com/@catarinaribeiro/healthy-air-by-azicav</text:p>
          </table:table-cell>
          <table:table-cell office:value-type="string" calcext:value-type="string">
            <text:p>http://viralresponse.io/@progressth/low-cost-auto-ventilator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a-microbit-water-rocket</text:p>
          </table:table-cell>
          <table:table-cell office:value-type="string" calcext:value-type="string">
            <text:p>http://viralresponse.io/+carola/mask-press</text:p>
          </table:table-cell>
          <table:table-cell office:value-type="string" calcext:value-type="string">
            <text:p>https://wikifactory.com/+uboopenfactory/kerdelune-ouvert</text:p>
          </table:table-cell>
          <table:table-cell office:value-type="string" calcext:value-type="string">
            <text:p>https://wikifactory.com/+cubespawn/cubespawn-frames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eq3-mount-motorization</text:p>
          </table:table-cell>
          <table:table-cell office:value-type="string" calcext:value-type="string">
            <text:p>http://viralresponse.io/@progressth/low-cost-auto-ventilator</text:p>
          </table:table-cell>
          <table:table-cell office:value-type="string" calcext:value-type="string">
            <text:p>http://viralresponse.io/+makilab/breathoflife-in-belgium</text:p>
          </table:table-cell>
          <table:table-cell table:style-name="Default" office:value-type="string" calcext:value-type="string">
            <text:p>https://wikifactory.com/+OttoDIY/otto-diy-laser-cut</text:p>
          </table:table-cell>
        </table:table-row>
        <table:table-row table:style-name="ro1">
          <table:table-cell/>
          <table:table-cell office:value-type="string" calcext:value-type="string">
            <text:p>https://wikifactory.com/@cateauoonk/liquid-lamp</text:p>
          </table:table-cell>
          <table:table-cell table:style-name="Default" office:value-type="string" calcext:value-type="string">
            <text:p>https://wikifactory.com/@svetlanashishkovets/smart-planter</text:p>
          </table:table-cell>
          <table:table-cell office:value-type="string" calcext:value-type="string">
            <text:p>https://wikifactory.com/+uboopenfactory/horizon-futur</text:p>
          </table:table-cell>
          <table:table-cell office:value-type="string" calcext:value-type="string">
            <text:p>https://wikifactory.com/+snapmaker/diy-protective-gear</text:p>
          </table:table-cell>
        </table:table-row>
        <table:table-row table:style-name="ro1">
          <table:table-cell/>
          <table:table-cell office:value-type="string" calcext:value-type="string">
            <text:p>https://wikifactory.com/@boujut/essai-opennext-v1</text:p>
          </table:table-cell>
          <table:table-cell table:style-name="Default" office:value-type="string" calcext:value-type="string">
            <text:p>http://projects.fablabs.io/+humanfablabs/mini-cnc-machine</text:p>
          </table:table-cell>
          <table:table-cell office:value-type="string" calcext:value-type="string">
            <text:p>https://wikifactory.com/+uboopenfactory/distributeurgel</text:p>
          </table:table-cell>
          <table:table-cell office:value-type="string" calcext:value-type="string">
            <text:p>http://projects.fablabs.io/+aquapioneers/aquapioneers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magicbox</text:p>
          </table:table-cell>
          <table:table-cell office:value-type="string" calcext:value-type="string">
            <text:p>http://projects.fablabs.io/+fablabbcn/smart-citizen-kit</text:p>
          </table:table-cell>
          <table:table-cell office:value-type="string" calcext:value-type="string">
            <text:p>https://wikifactory.com/+labdefabudla/pabell%C3%B3n-tortuga-900db</text:p>
          </table:table-cell>
          <table:table-cell office:value-type="string" calcext:value-type="string">
            <text:p>https://wikifactory.com/@juan/p3steel-printer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murvegetalexterieur</text:p>
          </table:table-cell>
          <table:table-cell table:style-name="Default" office:value-type="string" calcext:value-type="string">
            <text:p>https://wikifactory.com/+distributed-hardware-hackathon/docubot</text:p>
          </table:table-cell>
          <table:table-cell office:value-type="string" calcext:value-type="string">
            <text:p>https://wikifactory.com/+labdefabudla/pabell%C3%B3n-por-tensores</text:p>
          </table:table-cell>
          <table:table-cell table:style-name="Default" office:value-type="string" calcext:value-type="string">
            <text:p>https://wikifactory.com/+OttoDIY/dozer</text:p>
          </table:table-cell>
        </table:table-row>
        <table:table-row table:style-name="ro1">
          <table:table-cell/>
          <table:table-cell office:value-type="string" calcext:value-type="string">
            <text:p>https://wikifactory.com/@cashmoney/cash</text:p>
          </table:table-cell>
          <table:table-cell office:value-type="string" calcext:value-type="string">
            <text:p>https://wikifactory.com/+OttoDIY/bob-303</text:p>
          </table:table-cell>
          <table:table-cell office:value-type="string" calcext:value-type="string">
            <text:p>https://wikifactory.com/+e-NABLE/e-nable-spc</text:p>
          </table:table-cell>
          <table:table-cell office:value-type="string" calcext:value-type="string">
            <text:p>https://wikifactory.com/@jonathankeep/self-build-clay-printer</text:p>
          </table:table-cell>
        </table:table-row>
        <table:table-row table:style-name="ro1">
          <table:table-cell/>
          <table:table-cell office:value-type="string" calcext:value-type="string">
            <text:p>https://wikifactory.com/@ndubo/images-comestibles</text:p>
          </table:table-cell>
          <table:table-cell table:style-name="Default" office:value-type="string" calcext:value-type="string">
            <text:p>https://wikifactory.com/+wave-ceramics/loira-20</text:p>
          </table:table-cell>
          <table:table-cell office:value-type="string" calcext:value-type="string">
            <text:p>https://wikifactory.com/@dogukandg/twezees</text:p>
          </table:table-cell>
          <table:table-cell office:value-type="string" calcext:value-type="string">
            <text:p>http://projects.fablabs.io/@mauriziovrenna/algae-grower</text:p>
          </table:table-cell>
        </table:table-row>
        <table:table-row table:style-name="ro1">
          <table:table-cell/>
          <table:table-cell office:value-type="string" calcext:value-type="string">
            <text:p>https://wikifactory.com/+fictionfactory/cascompass</text:p>
          </table:table-cell>
          <table:table-cell office:value-type="string" calcext:value-type="string">
            <text:p>https://wikifactory.com/@diaan/servo-bionic-butterfly</text:p>
          </table:table-cell>
          <table:table-cell office:value-type="string" calcext:value-type="string">
            <text:p>https://wikifactory.com/+distributed-hardware-hackathon/madrid-docubot-team</text:p>
          </table:table-cell>
          <table:table-cell office:value-type="string" calcext:value-type="string">
            <text:p>https://wikifactory.com/@niko11/wind-turbine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parking-terminal-mini</text:p>
          </table:table-cell>
          <table:table-cell table:style-name="Default" office:value-type="string" calcext:value-type="string">
            <text:p>http://projects.fablabs.io/+OSBeehives/colorado-top-bar-beehive</text:p>
          </table:table-cell>
          <table:table-cell office:value-type="string" calcext:value-type="string">
            <text:p>https://wikifactory.com/+uboopenfactory/tri-bras-robot</text:p>
          </table:table-cell>
          <table:table-cell office:value-type="string" calcext:value-type="string">
            <text:p>https://wikifactory.com/@prusalab/prusahive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arm-rest-organizer</text:p>
          </table:table-cell>
          <table:table-cell office:value-type="string" calcext:value-type="string">
            <text:p>https://wikifactory.com/@juan/p3steel-printer</text:p>
          </table:table-cell>
          <table:table-cell office:value-type="string" calcext:value-type="string">
            <text:p>https://wikifactory.com/+e-NABLE/niop-project</text:p>
          </table:table-cell>
          <table:table-cell office:value-type="string" calcext:value-type="string">
            <text:p>https://wikifactory.com/+OttoDIY/otto-quad</text:p>
          </table:table-cell>
        </table:table-row>
        <table:table-row table:style-name="ro1">
          <table:table-cell/>
          <table:table-cell office:value-type="string" calcext:value-type="string">
            <text:p>https://wikifactory.com/+fablabbratislava/music-printer</text:p>
          </table:table-cell>
          <table:table-cell office:value-type="string" calcext:value-type="string">
            <text:p>https://wikifactory.com/+holybro/px4-vision</text:p>
          </table:table-cell>
          <table:table-cell office:value-type="string" calcext:value-type="string">
            <text:p>https://wikifactory.com/@monterrosocarneiro/dispenser</text:p>
          </table:table-cell>
          <table:table-cell office:value-type="string" calcext:value-type="string">
            <text:p>https://wikifactory.com/+holybro/px4-vision</text:p>
          </table:table-cell>
        </table:table-row>
        <table:table-row table:style-name="ro1">
          <table:table-cell/>
          <table:table-cell office:value-type="string" calcext:value-type="string">
            <text:p>https://wikifactory.com/@chorshing/test</text:p>
          </table:table-cell>
          <table:table-cell table:style-name="Default" office:value-type="string" calcext:value-type="string">
            <text:p>https://wikifactory.com/@adrianacabrera/myorthotics</text:p>
          </table:table-cell>
          <table:table-cell office:value-type="string" calcext:value-type="string">
            <text:p>https://wikifactory.com/+uboopenfactory/tempiece</text:p>
          </table:table-cell>
          <table:table-cell office:value-type="string" calcext:value-type="string">
            <text:p>https://wikifactory.com/+wikifactory/mayku-challenge-template</text:p>
          </table:table-cell>
        </table:table-row>
        <table:table-row table:style-name="ro1">
          <table:table-cell/>
          <table:table-cell office:value-type="string" calcext:value-type="string">
            <text:p>https://wikifactory.com/@sidsel/the-refrigeration-project-e7b34</text:p>
          </table:table-cell>
          <table:table-cell office:value-type="string" calcext:value-type="string">
            <text:p>https://wikifactory.com/+wikifactory/mayku-challenge-template</text:p>
          </table:table-cell>
          <table:table-cell table:style-name="ce3" office:value-type="string" calcext:value-type="string">
            <text:p>https://wikifactory.com/+OttoDIY/otto-turtle-drawing-robot</text:p>
          </table:table-cell>
          <table:table-cell table:style-name="Default" office:value-type="string" calcext:value-type="string">
            <text:p>https://wikifactory.com/+OttoDIY/eyes</text:p>
          </table:table-cell>
        </table:table-row>
        <table:table-row table:style-name="ro1">
          <table:table-cell/>
          <table:table-cell office:value-type="string" calcext:value-type="string">
            <text:p>https://wikifactory.com/@sidsel/manyone</text:p>
          </table:table-cell>
          <table:table-cell table:style-name="Default" office:value-type="string" calcext:value-type="string">
            <text:p>https://wikifactory.com/+fabsdgs/fab-sdgs-at-geneva-forum</text:p>
          </table:table-cell>
          <table:table-cell office:value-type="string" calcext:value-type="string">
            <text:p>https://wikifactory.com/@alec242/dronecoria</text:p>
          </table:table-cell>
          <table:table-cell office:value-type="string" calcext:value-type="string">
            <text:p>https://wikifactory.com/+OttoDIY/bob-303</text:p>
          </table:table-cell>
        </table:table-row>
        <table:table-row table:style-name="ro1">
          <table:table-cell/>
          <table:table-cell office:value-type="string" calcext:value-type="string">
            <text:p>https://wikifactory.com/+opennext/manyone</text:p>
          </table:table-cell>
          <table:table-cell office:value-type="string" calcext:value-type="string">
            <text:p>http://projects.fablabs.io/@mauriziovrenna/algae-grower</text:p>
          </table:table-cell>
          <table:table-cell office:value-type="string" calcext:value-type="string">
            <text:p>https://wikifactory.com/@beatrizabrunhosa/comedouro-62ef2</text:p>
          </table:table-cell>
          <table:table-cell office:value-type="string" calcext:value-type="string">
            <text:p>https://wikifactory.com/@jetclay/jetclay-clay-extruder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basemobilemotorisee</text:p>
          </table:table-cell>
          <table:table-cell office:value-type="string" calcext:value-type="string">
            <text:p>http://projects.opennext.eu/@xyz-cargo-add-ons/xyz-cargo-add-ons</text:p>
          </table:table-cell>
          <table:table-cell office:value-type="string" calcext:value-type="string">
            <text:p>https://wikifactory.com/@ritspl/holosc%C3%B3pio</text:p>
          </table:table-cell>
          <table:table-cell office:value-type="string" calcext:value-type="string">
            <text:p>https://wikifactory.com/+OttoDIY/otto-turtle-drawing-robot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canneamphibieadapt</text:p>
          </table:table-cell>
          <table:table-cell office:value-type="string" calcext:value-type="string">
            <text:p>https://wikifactory.com/+snapmaker/diy-protective-gear</text:p>
          </table:table-cell>
          <table:table-cell office:value-type="string" calcext:value-type="string">
            <text:p>https://wikifactory.com/+uboopenfactory/diygo3-rhinosim</text:p>
          </table:table-cell>
          <table:table-cell office:value-type="string" calcext:value-type="string">
            <text:p>https://wikifactory.com/@diaan/servo-bionic-butterfly</text:p>
          </table:table-cell>
        </table:table-row>
        <table:table-row table:style-name="ro1">
          <table:table-cell/>
          <table:table-cell office:value-type="string" calcext:value-type="string">
            <text:p>https://wikifactory.com/@akbarpublik34/instalation</text:p>
          </table:table-cell>
          <table:table-cell table:style-name="Default" office:value-type="string" calcext:value-type="string">
            <text:p>https://wikifactory.com/+wikifactory/north-star-build</text:p>
          </table:table-cell>
          <table:table-cell office:value-type="string" calcext:value-type="string">
            <text:p>https://wikifactory.com/+labdefabudla/pabell%C3%B3n-jatafevacri</text:p>
          </table:table-cell>
          <table:table-cell table:style-name="Default" office:value-type="string" calcext:value-type="string">
            <text:p>https://wikifactory.com/+OttoDIY/w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cycladeelec</text:p>
          </table:table-cell>
          <table:table-cell table:style-name="Default" office:value-type="string" calcext:value-type="string">
            <text:p>https://wikifactory.com/+wikifactory/beta-testing-new-cad-tool</text:p>
          </table:table-cell>
          <table:table-cell office:value-type="string" calcext:value-type="string">
            <text:p>https://wikifactory.com/@matildebraz/braille-box</text:p>
          </table:table-cell>
          <table:table-cell table:style-name="Default" office:value-type="string" calcext:value-type="string">
            <text:p>https://wikifactory.com/+ctc/ctc-coverall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3emeroueecologique</text:p>
          </table:table-cell>
          <table:table-cell table:style-name="Default" office:value-type="string" calcext:value-type="string">
            <text:p>https://wikifactory.com/+dfrobot/arduino-liedetecting-ring</text:p>
          </table:table-cell>
          <table:table-cell office:value-type="string" calcext:value-type="string">
            <text:p>https://wikifactory.com/@flipflop/dispenser-project</text:p>
          </table:table-cell>
          <table:table-cell office:value-type="string" calcext:value-type="string">
            <text:p>http://projects.fablabs.io/@saverio/rotocastit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toporganim</text:p>
          </table:table-cell>
          <table:table-cell office:value-type="string" calcext:value-type="string">
            <text:p>https://wikifactory.com/+cubespawn/cubespawn-frames</text:p>
          </table:table-cell>
          <table:table-cell office:value-type="string" calcext:value-type="string">
            <text:p>https://wikifactory.com/@xanacarvalho15/aqua-tube-blop</text:p>
          </table:table-cell>
          <table:table-cell office:value-type="string" calcext:value-type="string">
            <text:p>http://projects.fablabs.io/+fablabbcn/smart-citizen-kit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oceanspy</text:p>
          </table:table-cell>
          <table:table-cell table:style-name="Default" office:value-type="string" calcext:value-type="string">
            <text:p>https://wikifactory.com/+fictionfactory/laser</text:p>
          </table:table-cell>
          <table:table-cell office:value-type="string" calcext:value-type="string">
            <text:p>https://wikifactory.com/@lobod/tecv</text:p>
          </table:table-cell>
          <table:table-cell table:style-name="Default" office:value-type="string" calcext:value-type="string">
            <text:p>https://wikifactory.com/+growcab/growcab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macartedereperage</text:p>
          </table:table-cell>
          <table:table-cell table:style-name="Default" office:value-type="string" calcext:value-type="string">
            <text:p>https://wikifactory.com/@alexkimber/tension-chair</text:p>
          </table:table-cell>
          <table:table-cell office:value-type="string" calcext:value-type="string">
            <text:p>https://wikifactory.com/+fablabfabbulle/01-pas-de-pauvret%C3%A9</text:p>
          </table:table-cell>
          <table:table-cell office:value-type="string" calcext:value-type="string">
            <text:p>http://projects.opennext.eu/@xyz-cargo-add-ons/xyz-cargo-add-ons</text:p>
          </table:table-cell>
        </table:table-row>
        <table:table-row table:style-name="ro1">
          <table:table-cell/>
          <table:table-cell office:value-type="string" calcext:value-type="string">
            <text:p>https://wikifactory.com/+opennext/lydbydissing</text:p>
          </table:table-cell>
          <table:table-cell office:value-type="string" calcext:value-type="string">
            <text:p>https://wikifactory.com/+covidmakersmadrid/visera-hospitales</text:p>
          </table:table-cell>
          <table:table-cell office:value-type="string" calcext:value-type="string">
            <text:p>https://wikifactory.com/@ritspl/configura%C3%A7%C3%A3o-e-research</text:p>
          </table:table-cell>
          <table:table-cell table:style-name="Default" office:value-type="string" calcext:value-type="string">
            <text:p>https://wikifactory.com/@ejtech/soft-sound-spqr</text:p>
          </table:table-cell>
        </table:table-row>
        <table:table-row table:style-name="ro1">
          <table:table-cell/>
          <table:table-cell office:value-type="string" calcext:value-type="string">
            <text:p>https://wikifactory.com/+uboopenfactory/diagtemphumid</text:p>
          </table:table-cell>
          <table:table-cell office:value-type="string" calcext:value-type="string">
            <text:p>https://wikifactory.com/+OttoDIY/otto-quad</text:p>
          </table:table-cell>
          <table:table-cell table:style-name="ce3" office:value-type="string" calcext:value-type="string">
            <text:p>https://wikifactory.com/@prusalab/prusahive</text:p>
          </table:table-cell>
          <table:table-cell table:style-name="Default" office:value-type="string" calcext:value-type="string">
            <text:p>https://wikifactory.com/+kataposte/kataposte-165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35 grey</text:p>
          </table:table-cell>
          <table:table-cell office:value-type="string" calcext:value-type="string">
            <text:p>2 grey</text:p>
          </table:table-cell>
          <table:table-cell table:style-name="Default" office:value-type="string" calcext:value-type="string">
            <text:p>37 grey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2 blue</text:p>
          </table:table-cell>
          <table:table-cell office:value-type="string" calcext:value-type="string">
            <text:p>2 blue</text:p>
          </table:table-cell>
          <table:table-cell table:style-name="Default" office:value-type="string" calcext:value-type="string">
            <text:p>2 blue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1 yellow</text:p>
          </table:table-cell>
          <table:table-cell office:value-type="string" calcext:value-type="string">
            <text:p>1 yellow</text:p>
          </table:table-cell>
          <table:table-cell table:style-name="Default" office:value-type="string" calcext:value-type="string">
            <text:p>1 yellow</text:p>
          </table:table-cell>
        </table:table-row>
      </table:table>
      <table:table table:name="eligible projects from 2021-03-31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ce14"/>
        <table:table-column table:style-name="co1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exclusion criteria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open source?</text:p>
          </table:table-cell>
          <table:table-cell table:style-name="ce1" office:value-type="string" calcext:value-type="string">
            <text:p>activity within 6 months?</text:p>
          </table:table-cell>
          <table:table-cell table:style-name="ce1" office:value-type="string" calcext:value-type="string">
            <text:p>activity within 12 months?</text:p>
          </table:table-cell>
          <table:table-cell table:style-name="ce1" office:value-type="string" calcext:value-type="string">
            <text:p>design files?</text:p>
          </table:table-cell>
          <table:table-cell table:style-name="ce1" office:value-type="string" calcext:value-type="string">
            <text:p>contributions?</text:p>
          </table:table-cell>
          <table:table-cell table:style-name="ce1" office:value-type="string" calcext:value-type="string">
            <text:p>include from past 6 months?</text:p>
          </table:table-cell>
          <table:table-cell table:style-name="ce1" office:value-type="string" calcext:value-type="string">
            <text:p>include from past 12 months?</text:p>
          </table:table-cell>
          <table:table-cell table:style-name="ce1" office:value-type="string" calcext:value-type="string">
            <text:p>project UR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http://projects.fablabs.io/@eb/smill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]=&quot;yes&quot;; [.D3]=&quot;yes&quot;; [.E3]=&quot;yes&quot;; [.F3]=&quot;yes&quot;; [.G3]=&quot;yes&quot;); 1; 0)" office:value-type="float" office:value="1" calcext:value-type="float">
            <text:p>1</text:p>
          </table:table-cell>
          <table:table-cell table:formula="of:=IF(AND([.C3]=&quot;yes&quot;; [.E3]=&quot;yes&quot;; [.F3]=&quot;yes&quot;; [.G3]=&quot;yes&quot;); 1; 0)" office:value-type="float" office:value="1" calcext:value-type="float">
            <text:p>1</text:p>
          </table:table-cell>
          <table:table-cell table:formula="of:=IF(OR([.H3]=1; [.I3]=1); [.A3]; &quot;&quot;)" office:value-type="string" office:string-value="http://projects.fablabs.io/@eb/smill" calcext:value-type="string">
            <text:p>http://projects.fablabs.io/@eb/smill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projects.fablabs.io/@mauriziovrenna/algae-grower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4]=&quot;yes&quot;; [.D4]=&quot;yes&quot;; [.E4]=&quot;yes&quot;; [.F4]=&quot;yes&quot;; [.G4]=&quot;yes&quot;); 1; 0)" office:value-type="float" office:value="1" calcext:value-type="float">
            <text:p>1</text:p>
          </table:table-cell>
          <table:table-cell table:formula="of:=IF(AND([.C4]=&quot;yes&quot;; [.E4]=&quot;yes&quot;; [.F4]=&quot;yes&quot;; [.G4]=&quot;yes&quot;); 1; 0)" office:value-type="float" office:value="1" calcext:value-type="float">
            <text:p>1</text:p>
          </table:table-cell>
          <table:table-cell table:formula="of:=IF(OR([.H4]=1; [.I4]=1); [.A4]; &quot;&quot;)" office:value-type="string" office:string-value="http://projects.fablabs.io/@mauriziovrenna/algae-grower" calcext:value-type="string">
            <text:p>http://projects.fablabs.io/@mauriziovrenna/algae-grower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projects.fablabs.io/@saverio/rotocastit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5]=&quot;yes&quot;; [.D5]=&quot;yes&quot;; [.E5]=&quot;yes&quot;; [.F5]=&quot;yes&quot;; [.G5]=&quot;yes&quot;); 1; 0)" office:value-type="float" office:value="0" calcext:value-type="float">
            <text:p>0</text:p>
          </table:table-cell>
          <table:table-cell table:formula="of:=IF(AND([.C5]=&quot;yes&quot;; [.E5]=&quot;yes&quot;; [.F5]=&quot;yes&quot;; [.G5]=&quot;yes&quot;); 1; 0)" office:value-type="float" office:value="0" calcext:value-type="float">
            <text:p>0</text:p>
          </table:table-cell>
          <table:table-cell table:formula="of:=IF(OR([.H5]=1; [.I5]=1); [.A5]; &quot;&quot;)">
            <text:p/>
          </table:table-cell>
          <table:table-cell/>
        </table:table-row>
        <table:table-row table:style-name="ro1">
          <table:table-cell table:style-name="ce11" office:value-type="string" calcext:value-type="string">
            <text:p>http://projects.fablabs.io/+aquapioneers/aquapioneers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6]=&quot;yes&quot;; [.D6]=&quot;yes&quot;; [.E6]=&quot;yes&quot;; [.F6]=&quot;yes&quot;; [.G6]=&quot;yes&quot;); 1; 0)" office:value-type="float" office:value="0" calcext:value-type="float">
            <text:p>0</text:p>
          </table:table-cell>
          <table:table-cell table:formula="of:=IF(AND([.C6]=&quot;yes&quot;; [.E6]=&quot;yes&quot;; [.F6]=&quot;yes&quot;; [.G6]=&quot;yes&quot;); 1; 0)" office:value-type="float" office:value="0" calcext:value-type="float">
            <text:p>0</text:p>
          </table:table-cell>
          <table:table-cell table:formula="of:=IF(OR([.H6]=1; [.I6]=1); [.A6]; &quot;&quot;)">
            <text:p/>
          </table:table-cell>
          <table:table-cell/>
        </table:table-row>
        <table:table-row table:style-name="ro1">
          <table:table-cell table:style-name="ce11" office:value-type="string" calcext:value-type="string">
            <text:p>http://projects.fablabs.io/+fablabbcn/smart-citizen-kit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]=&quot;yes&quot;; [.D7]=&quot;yes&quot;; [.E7]=&quot;yes&quot;; [.F7]=&quot;yes&quot;; [.G7]=&quot;yes&quot;); 1; 0)" office:value-type="float" office:value="0" calcext:value-type="float">
            <text:p>0</text:p>
          </table:table-cell>
          <table:table-cell table:formula="of:=IF(AND([.C7]=&quot;yes&quot;; [.E7]=&quot;yes&quot;; [.F7]=&quot;yes&quot;; [.G7]=&quot;yes&quot;); 1; 0)" office:value-type="float" office:value="1" calcext:value-type="float">
            <text:p>1</text:p>
          </table:table-cell>
          <table:table-cell table:formula="of:=IF(OR([.H7]=1; [.I7]=1); [.A7]; &quot;&quot;)" office:value-type="string" office:string-value="http://projects.fablabs.io/+fablabbcn/smart-citizen-kit" calcext:value-type="string">
            <text:p>http://projects.fablabs.io/+fablabbcn/smart-citizen-kit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projects.opennext.eu/@xyz-cargo-add-ons/xyz-cargo-add-ons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8]=&quot;yes&quot;; [.D8]=&quot;yes&quot;; [.E8]=&quot;yes&quot;; [.F8]=&quot;yes&quot;; [.G8]=&quot;yes&quot;); 1; 0)" office:value-type="float" office:value="1" calcext:value-type="float">
            <text:p>1</text:p>
          </table:table-cell>
          <table:table-cell table:formula="of:=IF(AND([.C8]=&quot;yes&quot;; [.E8]=&quot;yes&quot;; [.F8]=&quot;yes&quot;; [.G8]=&quot;yes&quot;); 1; 0)" office:value-type="float" office:value="1" calcext:value-type="float">
            <text:p>1</text:p>
          </table:table-cell>
          <table:table-cell table:formula="of:=IF(OR([.H8]=1; [.I8]=1); [.A8]; &quot;&quot;)" office:value-type="string" office:string-value="http://projects.opennext.eu/@xyz-cargo-add-ons/xyz-cargo-add-ons" calcext:value-type="string">
            <text:p>http://projects.opennext.eu/@xyz-cargo-add-ons/xyz-cargo-add-ons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viralresponse.io/@progressth/low-cost-auto-ventilator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9]=&quot;yes&quot;; [.D9]=&quot;yes&quot;; [.E9]=&quot;yes&quot;; [.F9]=&quot;yes&quot;; [.G9]=&quot;yes&quot;); 1; 0)" office:value-type="float" office:value="0" calcext:value-type="float">
            <text:p>0</text:p>
          </table:table-cell>
          <table:table-cell table:formula="of:=IF(AND([.C9]=&quot;yes&quot;; [.E9]=&quot;yes&quot;; [.F9]=&quot;yes&quot;; [.G9]=&quot;yes&quot;); 1; 0)" office:value-type="float" office:value="0" calcext:value-type="float">
            <text:p>0</text:p>
          </table:table-cell>
          <table:table-cell table:formula="of:=IF(OR([.H9]=1; [.I9]=1); [.A9]; &quot;&quot;)">
            <text:p/>
          </table:table-cell>
          <table:table-cell/>
        </table:table-row>
        <table:table-row table:style-name="ro1">
          <table:table-cell table:style-name="ce11" office:value-type="string" calcext:value-type="string">
            <text:p>http://viralresponse.io/+carola/mask-press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10]=&quot;yes&quot;; [.D10]=&quot;yes&quot;; [.E10]=&quot;yes&quot;; [.F10]=&quot;yes&quot;; [.G10]=&quot;yes&quot;); 1; 0)" office:value-type="float" office:value="0" calcext:value-type="float">
            <text:p>0</text:p>
          </table:table-cell>
          <table:table-cell table:formula="of:=IF(AND([.C10]=&quot;yes&quot;; [.E10]=&quot;yes&quot;; [.F10]=&quot;yes&quot;; [.G10]=&quot;yes&quot;); 1; 0)" office:value-type="float" office:value="1" calcext:value-type="float">
            <text:p>1</text:p>
          </table:table-cell>
          <table:table-cell table:formula="of:=IF(OR([.H10]=1; [.I10]=1); [.A10]; &quot;&quot;)" office:value-type="string" office:string-value="http://viralresponse.io/+carola/mask-press" calcext:value-type="string">
            <text:p>http://viralresponse.io/+carola/mask-press</text:p>
          </table:table-cell>
          <table:table-cell/>
        </table:table-row>
        <table:table-row table:style-name="ro1">
          <table:table-cell table:style-name="ce11" office:value-type="string" calcext:value-type="string">
            <text:p>http://viralresponse.io/+carola/project-carola-alpha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11]=&quot;yes&quot;; [.D11]=&quot;yes&quot;; [.E11]=&quot;yes&quot;; [.F11]=&quot;yes&quot;; [.G11]=&quot;yes&quot;); 1; 0)" office:value-type="float" office:value="0" calcext:value-type="float">
            <text:p>0</text:p>
          </table:table-cell>
          <table:table-cell table:formula="of:=IF(AND([.C11]=&quot;yes&quot;; [.E11]=&quot;yes&quot;; [.F11]=&quot;yes&quot;; [.G11]=&quot;yes&quot;); 1; 0)" office:value-type="float" office:value="1" calcext:value-type="float">
            <text:p>1</text:p>
          </table:table-cell>
          <table:table-cell table:formula="of:=IF(OR([.H11]=1; [.I11]=1); [.A11]; &quot;&quot;)" office:value-type="string" office:string-value="http://viralresponse.io/+carola/project-carola-alpha" calcext:value-type="string">
            <text:p>http://viralresponse.io/+carola/project-carola-alpha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aeracoop/dronecoria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2]=&quot;yes&quot;; [.D12]=&quot;yes&quot;; [.E12]=&quot;yes&quot;; [.F12]=&quot;yes&quot;; [.G12]=&quot;yes&quot;); 1; 0)" office:value-type="float" office:value="1" calcext:value-type="float">
            <text:p>1</text:p>
          </table:table-cell>
          <table:table-cell table:formula="of:=IF(AND([.C12]=&quot;yes&quot;; [.E12]=&quot;yes&quot;; [.F12]=&quot;yes&quot;; [.G12]=&quot;yes&quot;); 1; 0)" office:value-type="float" office:value="1" calcext:value-type="float">
            <text:p>1</text:p>
          </table:table-cell>
          <table:table-cell table:formula="of:=IF(OR([.H12]=1; [.I12]=1); [.A12]; &quot;&quot;)" office:value-type="string" office:string-value="https://wikifactory.com/@aeracoop/dronecoria" calcext:value-type="string">
            <text:p>https://wikifactory.com/@aeracoop/dronecoria</text:p>
          </table:table-cell>
          <table:table-cell office:value-type="string" calcext:value-type="string">
            <text:p>They’ve migrated to the following new project URL, which is open source CC BY-SA: <text:a xlink:href="https://wikifactory.com/+dronecoria/dronecoria-frame/file/license.txt" xlink:type="simple">https://wikifactory.com/+dronecoria/dronecoria-frame/file/license.txt</text:a></text:p>
          </table:table-cell>
        </table:table-row>
        <table:table-row table:style-name="ro1">
          <table:table-cell table:style-name="ce11" office:value-type="string" calcext:value-type="string">
            <text:p>https://wikifactory.com/@diaan/servo-bionic-butterfly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13]=&quot;yes&quot;; [.D13]=&quot;yes&quot;; [.E13]=&quot;yes&quot;; [.F13]=&quot;yes&quot;; [.G13]=&quot;yes&quot;); 1; 0)" office:value-type="float" office:value="0" calcext:value-type="float">
            <text:p>0</text:p>
          </table:table-cell>
          <table:table-cell table:formula="of:=IF(AND([.C13]=&quot;yes&quot;; [.E13]=&quot;yes&quot;; [.F13]=&quot;yes&quot;; [.G13]=&quot;yes&quot;); 1; 0)" office:value-type="float" office:value="0" calcext:value-type="float">
            <text:p>0</text:p>
          </table:table-cell>
          <table:table-cell table:formula="of:=IF(OR([.H13]=1; [.I13]=1); [.A13]; &quot;&quot;)">
            <text:p/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itay/cheap-cnc-foam-cutter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4]=&quot;yes&quot;; [.D14]=&quot;yes&quot;; [.E14]=&quot;yes&quot;; [.F14]=&quot;yes&quot;; [.G14]=&quot;yes&quot;); 1; 0)" office:value-type="float" office:value="1" calcext:value-type="float">
            <text:p>1</text:p>
          </table:table-cell>
          <table:table-cell table:formula="of:=IF(AND([.C14]=&quot;yes&quot;; [.E14]=&quot;yes&quot;; [.F14]=&quot;yes&quot;; [.G14]=&quot;yes&quot;); 1; 0)" office:value-type="float" office:value="1" calcext:value-type="float">
            <text:p>1</text:p>
          </table:table-cell>
          <table:table-cell table:formula="of:=IF(OR([.H14]=1; [.I14]=1); [.A14]; &quot;&quot;)" office:value-type="string" office:string-value="https://wikifactory.com/@itay/cheap-cnc-foam-cutter" calcext:value-type="string">
            <text:p>https://wikifactory.com/@itay/cheap-cnc-foam-cutter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jetclay/jetclay-clay-extruder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5]=&quot;yes&quot;; [.D15]=&quot;yes&quot;; [.E15]=&quot;yes&quot;; [.F15]=&quot;yes&quot;; [.G15]=&quot;yes&quot;); 1; 0)" office:value-type="float" office:value="1" calcext:value-type="float">
            <text:p>1</text:p>
          </table:table-cell>
          <table:table-cell table:formula="of:=IF(AND([.C15]=&quot;yes&quot;; [.E15]=&quot;yes&quot;; [.F15]=&quot;yes&quot;; [.G15]=&quot;yes&quot;); 1; 0)" office:value-type="float" office:value="1" calcext:value-type="float">
            <text:p>1</text:p>
          </table:table-cell>
          <table:table-cell table:formula="of:=IF(OR([.H15]=1; [.I15]=1); [.A15]; &quot;&quot;)" office:value-type="string" office:string-value="https://wikifactory.com/@jetclay/jetclay-clay-extruder" calcext:value-type="string">
            <text:p>https://wikifactory.com/@jetclay/jetclay-clay-extruder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jonathankeep/self-build-clay-printer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6]=&quot;yes&quot;; [.D16]=&quot;yes&quot;; [.E16]=&quot;yes&quot;; [.F16]=&quot;yes&quot;; [.G16]=&quot;yes&quot;); 1; 0)" office:value-type="float" office:value="1" calcext:value-type="float">
            <text:p>1</text:p>
          </table:table-cell>
          <table:table-cell table:formula="of:=IF(AND([.C16]=&quot;yes&quot;; [.E16]=&quot;yes&quot;; [.F16]=&quot;yes&quot;; [.G16]=&quot;yes&quot;); 1; 0)" office:value-type="float" office:value="1" calcext:value-type="float">
            <text:p>1</text:p>
          </table:table-cell>
          <table:table-cell table:formula="of:=IF(OR([.H16]=1; [.I16]=1); [.A16]; &quot;&quot;)" office:value-type="string" office:string-value="https://wikifactory.com/@jonathankeep/self-build-clay-printer" calcext:value-type="string">
            <text:p>https://wikifactory.com/@jonathankeep/self-build-clay-printer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juan/hacked-farmbot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7]=&quot;yes&quot;; [.D17]=&quot;yes&quot;; [.E17]=&quot;yes&quot;; [.F17]=&quot;yes&quot;; [.G17]=&quot;yes&quot;); 1; 0)" office:value-type="float" office:value="1" calcext:value-type="float">
            <text:p>1</text:p>
          </table:table-cell>
          <table:table-cell table:formula="of:=IF(AND([.C17]=&quot;yes&quot;; [.E17]=&quot;yes&quot;; [.F17]=&quot;yes&quot;; [.G17]=&quot;yes&quot;); 1; 0)" office:value-type="float" office:value="1" calcext:value-type="float">
            <text:p>1</text:p>
          </table:table-cell>
          <table:table-cell table:formula="of:=IF(OR([.H17]=1; [.I17]=1); [.A17]; &quot;&quot;)" office:value-type="string" office:string-value="https://wikifactory.com/@juan/hacked-farmbot" calcext:value-type="string">
            <text:p>https://wikifactory.com/@juan/hacked-farmbot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juan/p3steel-printer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18]=&quot;yes&quot;; [.D18]=&quot;yes&quot;; [.E18]=&quot;yes&quot;; [.F18]=&quot;yes&quot;; [.G18]=&quot;yes&quot;); 1; 0)" office:value-type="float" office:value="1" calcext:value-type="float">
            <text:p>1</text:p>
          </table:table-cell>
          <table:table-cell table:formula="of:=IF(AND([.C18]=&quot;yes&quot;; [.E18]=&quot;yes&quot;; [.F18]=&quot;yes&quot;; [.G18]=&quot;yes&quot;); 1; 0)" office:value-type="float" office:value="1" calcext:value-type="float">
            <text:p>1</text:p>
          </table:table-cell>
          <table:table-cell table:formula="of:=IF(OR([.H18]=1; [.I18]=1); [.A18]; &quot;&quot;)" office:value-type="string" office:string-value="https://wikifactory.com/@juan/p3steel-printer" calcext:value-type="string">
            <text:p>https://wikifactory.com/@juan/p3steel-printer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niko11/wind-turbine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19]=&quot;yes&quot;; [.D19]=&quot;yes&quot;; [.E19]=&quot;yes&quot;; [.F19]=&quot;yes&quot;; [.G19]=&quot;yes&quot;); 1; 0)" office:value-type="float" office:value="0" calcext:value-type="float">
            <text:p>0</text:p>
          </table:table-cell>
          <table:table-cell table:formula="of:=IF(AND([.C19]=&quot;yes&quot;; [.E19]=&quot;yes&quot;; [.F19]=&quot;yes&quot;; [.G19]=&quot;yes&quot;); 1; 0)" office:value-type="float" office:value="1" calcext:value-type="float">
            <text:p>1</text:p>
          </table:table-cell>
          <table:table-cell table:formula="of:=IF(OR([.H19]=1; [.I19]=1); [.A19]; &quot;&quot;)" office:value-type="string" office:string-value="https://wikifactory.com/@niko11/wind-turbine" calcext:value-type="string">
            <text:p>https://wikifactory.com/@niko11/wind-turbine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owenlab/open-stage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20]=&quot;yes&quot;; [.D20]=&quot;yes&quot;; [.E20]=&quot;yes&quot;; [.F20]=&quot;yes&quot;; [.G20]=&quot;yes&quot;); 1; 0)" office:value-type="float" office:value="0" calcext:value-type="float">
            <text:p>0</text:p>
          </table:table-cell>
          <table:table-cell table:formula="of:=IF(AND([.C20]=&quot;yes&quot;; [.E20]=&quot;yes&quot;; [.F20]=&quot;yes&quot;; [.G20]=&quot;yes&quot;); 1; 0)" office:value-type="float" office:value="1" calcext:value-type="float">
            <text:p>1</text:p>
          </table:table-cell>
          <table:table-cell table:formula="of:=IF(OR([.H20]=1; [.I20]=1); [.A20]; &quot;&quot;)" office:value-type="string" office:string-value="https://wikifactory.com/@owenlab/open-stage" calcext:value-type="string">
            <text:p>https://wikifactory.com/@owenlab/open-stage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prusalab/prusahive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21]=&quot;yes&quot;; [.D21]=&quot;yes&quot;; [.E21]=&quot;yes&quot;; [.F21]=&quot;yes&quot;; [.G21]=&quot;yes&quot;); 1; 0)" office:value-type="float" office:value="0" calcext:value-type="float">
            <text:p>0</text:p>
          </table:table-cell>
          <table:table-cell table:formula="of:=IF(AND([.C21]=&quot;yes&quot;; [.E21]=&quot;yes&quot;; [.F21]=&quot;yes&quot;; [.G21]=&quot;yes&quot;); 1; 0)" office:value-type="float" office:value="0" calcext:value-type="float">
            <text:p>0</text:p>
          </table:table-cell>
          <table:table-cell table:formula="of:=IF(OR([.H21]=1; [.I21]=1); [.A21]; &quot;&quot;)">
            <text:p/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robotix/the-spider-sp-8-project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22]=&quot;yes&quot;; [.D22]=&quot;yes&quot;; [.E22]=&quot;yes&quot;; [.F22]=&quot;yes&quot;; [.G22]=&quot;yes&quot;); 1; 0)" office:value-type="float" office:value="1" calcext:value-type="float">
            <text:p>1</text:p>
          </table:table-cell>
          <table:table-cell table:formula="of:=IF(AND([.C22]=&quot;yes&quot;; [.E22]=&quot;yes&quot;; [.F22]=&quot;yes&quot;; [.G22]=&quot;yes&quot;); 1; 0)" office:value-type="float" office:value="1" calcext:value-type="float">
            <text:p>1</text:p>
          </table:table-cell>
          <table:table-cell table:formula="of:=IF(OR([.H22]=1; [.I22]=1); [.A22]; &quot;&quot;)" office:value-type="string" office:string-value="https://wikifactory.com/@robotix/the-spider-sp-8-project" calcext:value-type="string">
            <text:p>https://wikifactory.com/@robotix/the-spider-sp-8-project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sotoprecycling/smart-injector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23]=&quot;yes&quot;; [.D23]=&quot;yes&quot;; [.E23]=&quot;yes&quot;; [.F23]=&quot;yes&quot;; [.G23]=&quot;yes&quot;); 1; 0)" office:value-type="float" office:value="0" calcext:value-type="float">
            <text:p>0</text:p>
          </table:table-cell>
          <table:table-cell table:formula="of:=IF(AND([.C23]=&quot;yes&quot;; [.E23]=&quot;yes&quot;; [.F23]=&quot;yes&quot;; [.G23]=&quot;yes&quot;); 1; 0)" office:value-type="float" office:value="0" calcext:value-type="float">
            <text:p>0</text:p>
          </table:table-cell>
          <table:table-cell table:formula="of:=IF(OR([.H23]=1; [.I23]=1); [.A23]; &quot;&quot;)">
            <text:p/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@stoneflower3d/multimaterial-3d-printing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24]=&quot;yes&quot;; [.D24]=&quot;yes&quot;; [.E24]=&quot;yes&quot;; [.F24]=&quot;yes&quot;; [.G24]=&quot;yes&quot;); 1; 0)" office:value-type="float" office:value="1" calcext:value-type="float">
            <text:p>1</text:p>
          </table:table-cell>
          <table:table-cell table:formula="of:=IF(AND([.C24]=&quot;yes&quot;; [.E24]=&quot;yes&quot;; [.F24]=&quot;yes&quot;; [.G24]=&quot;yes&quot;); 1; 0)" office:value-type="float" office:value="1" calcext:value-type="float">
            <text:p>1</text:p>
          </table:table-cell>
          <table:table-cell table:formula="of:=IF(OR([.H24]=1; [.I24]=1); [.A24]; &quot;&quot;)" office:value-type="string" office:string-value="https://wikifactory.com/@stoneflower3d/multimaterial-3d-printing" calcext:value-type="string">
            <text:p>https://wikifactory.com/@stoneflower3d/multimaterial-3d-printing</text:p>
          </table:table-cell>
          <table:table-cell office:value-type="string" calcext:value-type="string">
            <text:p>Actual design files are off Wikifactory: <text:a xlink:href="https://www.stoneflower3d.com/opensource/" xlink:type="simple">https://www.stoneflower3d.com/opensource/</text:a></text:p>
          </table:table-cell>
        </table:table-row>
        <table:table-row table:style-name="ro1">
          <table:table-cell table:style-name="ce11" office:value-type="string" calcext:value-type="string">
            <text:p>https://wikifactory.com/+colaborativaeu/domenicocc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25]=&quot;yes&quot;; [.D25]=&quot;yes&quot;; [.E25]=&quot;yes&quot;; [.F25]=&quot;yes&quot;; [.G25]=&quot;yes&quot;); 1; 0)" office:value-type="float" office:value="0" calcext:value-type="float">
            <text:p>0</text:p>
          </table:table-cell>
          <table:table-cell table:formula="of:=IF(AND([.C25]=&quot;yes&quot;; [.E25]=&quot;yes&quot;; [.F25]=&quot;yes&quot;; [.G25]=&quot;yes&quot;); 1; 0)" office:value-type="float" office:value="1" calcext:value-type="float">
            <text:p>1</text:p>
          </table:table-cell>
          <table:table-cell table:formula="of:=IF(OR([.H25]=1; [.I25]=1); [.A25]; &quot;&quot;)" office:value-type="string" office:string-value="https://wikifactory.com/+colaborativaeu/domenicocc" calcext:value-type="string">
            <text:p>https://wikifactory.com/+colaborativaeu/domenicocc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covidmakersmadrid/visera-hospitales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26]=&quot;yes&quot;; [.D26]=&quot;yes&quot;; [.E26]=&quot;yes&quot;; [.F26]=&quot;yes&quot;; [.G26]=&quot;yes&quot;); 1; 0)" office:value-type="float" office:value="1" calcext:value-type="float">
            <text:p>1</text:p>
          </table:table-cell>
          <table:table-cell table:formula="of:=IF(AND([.C26]=&quot;yes&quot;; [.E26]=&quot;yes&quot;; [.F26]=&quot;yes&quot;; [.G26]=&quot;yes&quot;); 1; 0)" office:value-type="float" office:value="1" calcext:value-type="float">
            <text:p>1</text:p>
          </table:table-cell>
          <table:table-cell table:formula="of:=IF(OR([.H26]=1; [.I26]=1); [.A26]; &quot;&quot;)" office:value-type="string" office:string-value="https://wikifactory.com/+covidmakersmadrid/visera-hospitales" calcext:value-type="string">
            <text:p>https://wikifactory.com/+covidmakersmadrid/visera-hospitales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cubespawn/cubespawn-frames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27]=&quot;yes&quot;; [.D27]=&quot;yes&quot;; [.E27]=&quot;yes&quot;; [.F27]=&quot;yes&quot;; [.G27]=&quot;yes&quot;); 1; 0)" office:value-type="float" office:value="0" calcext:value-type="float">
            <text:p>0</text:p>
          </table:table-cell>
          <table:table-cell table:formula="of:=IF(AND([.C27]=&quot;yes&quot;; [.E27]=&quot;yes&quot;; [.F27]=&quot;yes&quot;; [.G27]=&quot;yes&quot;); 1; 0)" office:value-type="float" office:value="1" calcext:value-type="float">
            <text:p>1</text:p>
          </table:table-cell>
          <table:table-cell table:formula="of:=IF(OR([.H27]=1; [.I27]=1); [.A27]; &quot;&quot;)" office:value-type="string" office:string-value="https://wikifactory.com/+cubespawn/cubespawn-frames" calcext:value-type="string">
            <text:p>https://wikifactory.com/+cubespawn/cubespawn-frames</text:p>
          </table:table-cell>
          <table:table-cell office:value-type="string" calcext:value-type="string">
            <text:p>Actual design files are on GitHub: <text:a xlink:href="https://github.com/CubeSpawn" xlink:type="simple">https://github.com/CubeSpawn</text:a></text:p>
          </table:table-cell>
        </table:table-row>
        <table:table-row table:style-name="ro1">
          <table:table-cell table:style-name="ce11" office:value-type="string" calcext:value-type="string">
            <text:p>https://wikifactory.com/+elektricworks/pikon-telescope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28]=&quot;yes&quot;; [.D28]=&quot;yes&quot;; [.E28]=&quot;yes&quot;; [.F28]=&quot;yes&quot;; [.G28]=&quot;yes&quot;); 1; 0)" office:value-type="float" office:value="1" calcext:value-type="float">
            <text:p>1</text:p>
          </table:table-cell>
          <table:table-cell table:formula="of:=IF(AND([.C28]=&quot;yes&quot;; [.E28]=&quot;yes&quot;; [.F28]=&quot;yes&quot;; [.G28]=&quot;yes&quot;); 1; 0)" office:value-type="float" office:value="1" calcext:value-type="float">
            <text:p>1</text:p>
          </table:table-cell>
          <table:table-cell table:formula="of:=IF(OR([.H28]=1; [.I28]=1); [.A28]; &quot;&quot;)" office:value-type="string" office:string-value="https://wikifactory.com/+elektricworks/pikon-telescope" calcext:value-type="string">
            <text:p>https://wikifactory.com/+elektricworks/pikon-telescope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growstack/nextfood-aeroponics-3b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29]=&quot;yes&quot;; [.D29]=&quot;yes&quot;; [.E29]=&quot;yes&quot;; [.F29]=&quot;yes&quot;; [.G29]=&quot;yes&quot;); 1; 0)" office:value-type="float" office:value="1" calcext:value-type="float">
            <text:p>1</text:p>
          </table:table-cell>
          <table:table-cell table:formula="of:=IF(AND([.C29]=&quot;yes&quot;; [.E29]=&quot;yes&quot;; [.F29]=&quot;yes&quot;; [.G29]=&quot;yes&quot;); 1; 0)" office:value-type="float" office:value="1" calcext:value-type="float">
            <text:p>1</text:p>
          </table:table-cell>
          <table:table-cell table:formula="of:=IF(OR([.H29]=1; [.I29]=1); [.A29]; &quot;&quot;)" office:value-type="string" office:string-value="https://wikifactory.com/+growstack/nextfood-aeroponics-3b" calcext:value-type="string">
            <text:p>https://wikifactory.com/+growstack/nextfood-aeroponics-3b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holybro/px4-vision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30]=&quot;yes&quot;; [.D30]=&quot;yes&quot;; [.E30]=&quot;yes&quot;; [.F30]=&quot;yes&quot;; [.G30]=&quot;yes&quot;); 1; 0)" office:value-type="float" office:value="0" calcext:value-type="float">
            <text:p>0</text:p>
          </table:table-cell>
          <table:table-cell table:formula="of:=IF(AND([.C30]=&quot;yes&quot;; [.E30]=&quot;yes&quot;; [.F30]=&quot;yes&quot;; [.G30]=&quot;yes&quot;); 1; 0)" office:value-type="float" office:value="0" calcext:value-type="float">
            <text:p>0</text:p>
          </table:table-cell>
          <table:table-cell table:formula="of:=IF(OR([.H30]=1; [.I30]=1); [.A30]; &quot;&quot;)">
            <text:p/>
          </table:table-cell>
          <table:table-cell office:value-type="string" calcext:value-type="string">
            <text:p>Open source software/firmware on GitHub: <text:a xlink:href="https://github.com/orgs/PX4/" xlink:type="simple">https://github.com/orgs/PX4/</text:a></text:p>
          </table:table-cell>
        </table:table-row>
        <table:table-row table:style-name="ro1">
          <table:table-cell table:style-name="ce11" office:value-type="string" calcext:value-type="string">
            <text:p>https://wikifactory.com/+mekanika/mekanika-cnc-router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31]=&quot;yes&quot;; [.D31]=&quot;yes&quot;; [.E31]=&quot;yes&quot;; [.F31]=&quot;yes&quot;; [.G31]=&quot;yes&quot;); 1; 0)" office:value-type="float" office:value="0" calcext:value-type="float">
            <text:p>0</text:p>
          </table:table-cell>
          <table:table-cell table:formula="of:=IF(AND([.C31]=&quot;yes&quot;; [.E31]=&quot;yes&quot;; [.F31]=&quot;yes&quot;; [.G31]=&quot;yes&quot;); 1; 0)" office:value-type="float" office:value="0" calcext:value-type="float">
            <text:p>0</text:p>
          </table:table-cell>
          <table:table-cell table:formula="of:=IF(OR([.H31]=1; [.I31]=1); [.A31]; &quot;&quot;)">
            <text:p/>
          </table:table-cell>
          <table:table-cell office:value-type="string" calcext:value-type="string">
            <text:p>Metadata says CC BY-SA, but README says CC BY-NC-SA.</text:p>
          </table:table-cell>
        </table:table-row>
        <table:table-row table:style-name="ro1">
          <table:table-cell table:style-name="ce11" office:value-type="string" calcext:value-type="string">
            <text:p>https://wikifactory.com/+most/reprapable-recyclebot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2]=&quot;yes&quot;; [.D32]=&quot;yes&quot;; [.E32]=&quot;yes&quot;; [.F32]=&quot;yes&quot;; [.G32]=&quot;yes&quot;); 1; 0)" office:value-type="float" office:value="1" calcext:value-type="float">
            <text:p>1</text:p>
          </table:table-cell>
          <table:table-cell table:formula="of:=IF(AND([.C32]=&quot;yes&quot;; [.E32]=&quot;yes&quot;; [.F32]=&quot;yes&quot;; [.G32]=&quot;yes&quot;); 1; 0)" office:value-type="float" office:value="1" calcext:value-type="float">
            <text:p>1</text:p>
          </table:table-cell>
          <table:table-cell table:formula="of:=IF(OR([.H32]=1; [.I32]=1); [.A32]; &quot;&quot;)" office:value-type="string" office:string-value="https://wikifactory.com/+most/reprapable-recyclebot" calcext:value-type="string">
            <text:p>https://wikifactory.com/+most/reprapable-recyclebot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OttoDIY/bob-303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3]=&quot;yes&quot;; [.D33]=&quot;yes&quot;; [.E33]=&quot;yes&quot;; [.F33]=&quot;yes&quot;; [.G33]=&quot;yes&quot;); 1; 0)" office:value-type="float" office:value="1" calcext:value-type="float">
            <text:p>1</text:p>
          </table:table-cell>
          <table:table-cell table:formula="of:=IF(AND([.C33]=&quot;yes&quot;; [.E33]=&quot;yes&quot;; [.F33]=&quot;yes&quot;; [.G33]=&quot;yes&quot;); 1; 0)" office:value-type="float" office:value="1" calcext:value-type="float">
            <text:p>1</text:p>
          </table:table-cell>
          <table:table-cell table:formula="of:=IF(OR([.H33]=1; [.I33]=1); [.A33]; &quot;&quot;)" office:value-type="string" office:string-value="https://wikifactory.com/+OttoDIY/bob-303" calcext:value-type="string">
            <text:p>https://wikifactory.com/+OttoDIY/bob-303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OttoDIY/humanoid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4]=&quot;yes&quot;; [.D34]=&quot;yes&quot;; [.E34]=&quot;yes&quot;; [.F34]=&quot;yes&quot;; [.G34]=&quot;yes&quot;); 1; 0)" office:value-type="float" office:value="1" calcext:value-type="float">
            <text:p>1</text:p>
          </table:table-cell>
          <table:table-cell table:formula="of:=IF(AND([.C34]=&quot;yes&quot;; [.E34]=&quot;yes&quot;; [.F34]=&quot;yes&quot;; [.G34]=&quot;yes&quot;); 1; 0)" office:value-type="float" office:value="1" calcext:value-type="float">
            <text:p>1</text:p>
          </table:table-cell>
          <table:table-cell table:formula="of:=IF(OR([.H34]=1; [.I34]=1); [.A34]; &quot;&quot;)" office:value-type="string" office:string-value="https://wikifactory.com/+OttoDIY/humanoid" calcext:value-type="string">
            <text:p>https://wikifactory.com/+OttoDIY/humanoid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OttoDIY/open-edu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5]=&quot;yes&quot;; [.D35]=&quot;yes&quot;; [.E35]=&quot;yes&quot;; [.F35]=&quot;yes&quot;; [.G35]=&quot;yes&quot;); 1; 0)" office:value-type="float" office:value="1" calcext:value-type="float">
            <text:p>1</text:p>
          </table:table-cell>
          <table:table-cell table:formula="of:=IF(AND([.C35]=&quot;yes&quot;; [.E35]=&quot;yes&quot;; [.F35]=&quot;yes&quot;; [.G35]=&quot;yes&quot;); 1; 0)" office:value-type="float" office:value="1" calcext:value-type="float">
            <text:p>1</text:p>
          </table:table-cell>
          <table:table-cell table:formula="of:=IF(OR([.H35]=1; [.I35]=1); [.A35]; &quot;&quot;)" office:value-type="string" office:string-value="https://wikifactory.com/+OttoDIY/open-edu" calcext:value-type="string">
            <text:p>https://wikifactory.com/+OttoDIY/open-edu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OttoDIY/otto-diy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6]=&quot;yes&quot;; [.D36]=&quot;yes&quot;; [.E36]=&quot;yes&quot;; [.F36]=&quot;yes&quot;; [.G36]=&quot;yes&quot;); 1; 0)" office:value-type="float" office:value="1" calcext:value-type="float">
            <text:p>1</text:p>
          </table:table-cell>
          <table:table-cell table:formula="of:=IF(AND([.C36]=&quot;yes&quot;; [.E36]=&quot;yes&quot;; [.F36]=&quot;yes&quot;; [.G36]=&quot;yes&quot;); 1; 0)" office:value-type="float" office:value="1" calcext:value-type="float">
            <text:p>1</text:p>
          </table:table-cell>
          <table:table-cell table:formula="of:=IF(OR([.H36]=1; [.I36]=1); [.A36]; &quot;&quot;)" office:value-type="string" office:string-value="https://wikifactory.com/+OttoDIY/otto-diy" calcext:value-type="string">
            <text:p>https://wikifactory.com/+OttoDIY/otto-diy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OttoDIY/otto-diy-plus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7]=&quot;yes&quot;; [.D37]=&quot;yes&quot;; [.E37]=&quot;yes&quot;; [.F37]=&quot;yes&quot;; [.G37]=&quot;yes&quot;); 1; 0)" office:value-type="float" office:value="1" calcext:value-type="float">
            <text:p>1</text:p>
          </table:table-cell>
          <table:table-cell table:formula="of:=IF(AND([.C37]=&quot;yes&quot;; [.E37]=&quot;yes&quot;; [.F37]=&quot;yes&quot;; [.G37]=&quot;yes&quot;); 1; 0)" office:value-type="float" office:value="1" calcext:value-type="float">
            <text:p>1</text:p>
          </table:table-cell>
          <table:table-cell table:formula="of:=IF(OR([.H37]=1; [.I37]=1); [.A37]; &quot;&quot;)" office:value-type="string" office:string-value="https://wikifactory.com/+OttoDIY/otto-diy-plus" calcext:value-type="string">
            <text:p>https://wikifactory.com/+OttoDIY/otto-diy-plus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OttoDIY/otto-quad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8]=&quot;yes&quot;; [.D38]=&quot;yes&quot;; [.E38]=&quot;yes&quot;; [.F38]=&quot;yes&quot;; [.G38]=&quot;yes&quot;); 1; 0)" office:value-type="float" office:value="1" calcext:value-type="float">
            <text:p>1</text:p>
          </table:table-cell>
          <table:table-cell table:formula="of:=IF(AND([.C38]=&quot;yes&quot;; [.E38]=&quot;yes&quot;; [.F38]=&quot;yes&quot;; [.G38]=&quot;yes&quot;); 1; 0)" office:value-type="float" office:value="1" calcext:value-type="float">
            <text:p>1</text:p>
          </table:table-cell>
          <table:table-cell table:formula="of:=IF(OR([.H38]=1; [.I38]=1); [.A38]; &quot;&quot;)" office:value-type="string" office:string-value="https://wikifactory.com/+OttoDIY/otto-quad" calcext:value-type="string">
            <text:p>https://wikifactory.com/+OttoDIY/otto-quad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OttoDIY/otto-turtle-drawing-robot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39]=&quot;yes&quot;; [.D39]=&quot;yes&quot;; [.E39]=&quot;yes&quot;; [.F39]=&quot;yes&quot;; [.G39]=&quot;yes&quot;); 1; 0)" office:value-type="float" office:value="1" calcext:value-type="float">
            <text:p>1</text:p>
          </table:table-cell>
          <table:table-cell table:formula="of:=IF(AND([.C39]=&quot;yes&quot;; [.E39]=&quot;yes&quot;; [.F39]=&quot;yes&quot;; [.G39]=&quot;yes&quot;); 1; 0)" office:value-type="float" office:value="1" calcext:value-type="float">
            <text:p>1</text:p>
          </table:table-cell>
          <table:table-cell table:formula="of:=IF(OR([.H39]=1; [.I39]=1); [.A39]; &quot;&quot;)" office:value-type="string" office:string-value="https://wikifactory.com/+OttoDIY/otto-turtle-drawing-robot" calcext:value-type="string">
            <text:p>https://wikifactory.com/+OttoDIY/otto-turtle-drawing-robot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personalrobotics/lilli-humanoid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0]=&quot;yes&quot;; [.D40]=&quot;yes&quot;; [.E40]=&quot;yes&quot;; [.F40]=&quot;yes&quot;; [.G40]=&quot;yes&quot;); 1; 0)" office:value-type="float" office:value="0" calcext:value-type="float">
            <text:p>0</text:p>
          </table:table-cell>
          <table:table-cell table:formula="of:=IF(AND([.C40]=&quot;yes&quot;; [.E40]=&quot;yes&quot;; [.F40]=&quot;yes&quot;; [.G40]=&quot;yes&quot;); 1; 0)" office:value-type="float" office:value="1" calcext:value-type="float">
            <text:p>1</text:p>
          </table:table-cell>
          <table:table-cell table:formula="of:=IF(OR([.H40]=1; [.I40]=1); [.A40]; &quot;&quot;)" office:value-type="string" office:string-value="https://wikifactory.com/+personalrobotics/lilli-humanoid" calcext:value-type="string">
            <text:p>https://wikifactory.com/+personalrobotics/lilli-humanoid</text:p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snapmaker/diy-protective-gear</text:p>
          </table:table-cell>
          <table:table-cell table:style-name="ce11" office:value-type="string" calcext:value-type="string">
            <text:p>followers and view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41]=&quot;yes&quot;; [.D41]=&quot;yes&quot;; [.E41]=&quot;yes&quot;; [.F41]=&quot;yes&quot;; [.G41]=&quot;yes&quot;); 1; 0)" office:value-type="float" office:value="0" calcext:value-type="float">
            <text:p>0</text:p>
          </table:table-cell>
          <table:table-cell table:formula="of:=IF(AND([.C41]=&quot;yes&quot;; [.E41]=&quot;yes&quot;; [.F41]=&quot;yes&quot;; [.G41]=&quot;yes&quot;); 1; 0)" office:value-type="float" office:value="0" calcext:value-type="float">
            <text:p>0</text:p>
          </table:table-cell>
          <table:table-cell table:formula="of:=IF(OR([.H41]=1; [.I41]=1); [.A41]; &quot;&quot;)">
            <text:p/>
          </table:table-cell>
          <table:table-cell/>
        </table:table-row>
        <table:table-row table:style-name="ro1">
          <table:table-cell table:style-name="ce11" office:value-type="string" calcext:value-type="string">
            <text:p>https://wikifactory.com/+wikifactory/mayku-challenge-template</text:p>
          </table:table-cell>
          <table:table-cell table:style-name="ce11" office:value-type="string" calcext:value-type="string">
            <text:p>followers and views</text:p>
          </table:table-cell>
          <table:table-cell table:number-columns-repeated="5" office:value-type="string" calcext:value-type="string">
            <text:p>yes</text:p>
          </table:table-cell>
          <table:table-cell table:formula="of:=IF(AND([.C42]=&quot;yes&quot;; [.D42]=&quot;yes&quot;; [.E42]=&quot;yes&quot;; [.F42]=&quot;yes&quot;; [.G42]=&quot;yes&quot;); 1; 0)" office:value-type="float" office:value="1" calcext:value-type="float">
            <text:p>1</text:p>
          </table:table-cell>
          <table:table-cell table:formula="of:=IF(AND([.C42]=&quot;yes&quot;; [.E42]=&quot;yes&quot;; [.F42]=&quot;yes&quot;; [.G42]=&quot;yes&quot;); 1; 0)" office:value-type="float" office:value="1" calcext:value-type="float">
            <text:p>1</text:p>
          </table:table-cell>
          <table:table-cell table:formula="of:=IF(OR([.H42]=1; [.I42]=1); [.A42]; &quot;&quot;)" office:value-type="string" office:string-value="https://wikifactory.com/+wikifactory/mayku-challenge-template" calcext:value-type="string">
            <text:p>https://wikifactory.com/+wikifactory/mayku-challenge-template</text:p>
          </table:table-cell>
          <table:table-cell office:value-type="string" calcext:value-type="string">
            <text:p>This is just a template project for the Mayku design challenge. Will exclude.</text:p>
          </table:table-cell>
        </table:table-row>
        <table:table-row table:style-name="ro1">
          <table:table-cell office:value-type="string" calcext:value-type="string">
            <text:p>https://wikifactory.com/@luzleanne/community-composter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3]=&quot;yes&quot;; [.D43]=&quot;yes&quot;; [.E43]=&quot;yes&quot;; [.F43]=&quot;yes&quot;; [.G43]=&quot;yes&quot;); 1; 0)" office:value-type="float" office:value="0" calcext:value-type="float">
            <text:p>0</text:p>
          </table:table-cell>
          <table:table-cell table:formula="of:=IF(AND([.C43]=&quot;yes&quot;; [.E43]=&quot;yes&quot;; [.F43]=&quot;yes&quot;; [.G43]=&quot;yes&quot;); 1; 0)" office:value-type="float" office:value="0" calcext:value-type="float">
            <text:p>0</text:p>
          </table:table-cell>
          <table:table-cell table:formula="of:=IF(OR([.H43]=1; [.I43]=1); [.A4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://projects.fablabs.io/@cinzasr-9a7e3/tlkx-jammer-speculative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4]=&quot;yes&quot;; [.D44]=&quot;yes&quot;; [.E44]=&quot;yes&quot;; [.F44]=&quot;yes&quot;; [.G44]=&quot;yes&quot;); 1; 0)" office:value-type="float" office:value="0" calcext:value-type="float">
            <text:p>0</text:p>
          </table:table-cell>
          <table:table-cell table:formula="of:=IF(AND([.C44]=&quot;yes&quot;; [.E44]=&quot;yes&quot;; [.F44]=&quot;yes&quot;; [.G44]=&quot;yes&quot;); 1; 0)" office:value-type="float" office:value="0" calcext:value-type="float">
            <text:p>0</text:p>
          </table:table-cell>
          <table:table-cell table:formula="of:=IF(OR([.H44]=1; [.I44]=1); [.A4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vas-y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45]=&quot;yes&quot;; [.D45]=&quot;yes&quot;; [.E45]=&quot;yes&quot;; [.F45]=&quot;yes&quot;; [.G45]=&quot;yes&quot;); 1; 0)" office:value-type="float" office:value="0" calcext:value-type="float">
            <text:p>0</text:p>
          </table:table-cell>
          <table:table-cell table:formula="of:=IF(AND([.C45]=&quot;yes&quot;; [.E45]=&quot;yes&quot;; [.F45]=&quot;yes&quot;; [.G45]=&quot;yes&quot;); 1; 0)" office:value-type="float" office:value="0" calcext:value-type="float">
            <text:p>0</text:p>
          </table:table-cell>
          <table:table-cell table:formula="of:=IF(OR([.H45]=1; [.I45]=1); [.A4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modular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6]=&quot;yes&quot;; [.D46]=&quot;yes&quot;; [.E46]=&quot;yes&quot;; [.F46]=&quot;yes&quot;; [.G46]=&quot;yes&quot;); 1; 0)" office:value-type="float" office:value="0" calcext:value-type="float">
            <text:p>0</text:p>
          </table:table-cell>
          <table:table-cell table:formula="of:=IF(AND([.C46]=&quot;yes&quot;; [.E46]=&quot;yes&quot;; [.F46]=&quot;yes&quot;; [.G46]=&quot;yes&quot;); 1; 0)" office:value-type="float" office:value="1" calcext:value-type="float">
            <text:p>1</text:p>
          </table:table-cell>
          <table:table-cell table:formula="of:=IF(OR([.H46]=1; [.I46]=1); [.A46]; &quot;&quot;)" office:value-type="string" office:string-value="https://wikifactory.com/+labdefabudla/pabell%C3%B3n-modular" calcext:value-type="string">
            <text:p>https://wikifactory.com/+labdefabudla/pabell%C3%B3n-modular</text:p>
          </table:table-cell>
          <table:table-cell/>
        </table:table-row>
        <table:table-row table:style-name="ro1">
          <table:table-cell office:value-type="string" calcext:value-type="string">
            <text:p>https://wikifactory.com/@ineslalves/shelter-armis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7]=&quot;yes&quot;; [.D47]=&quot;yes&quot;; [.E47]=&quot;yes&quot;; [.F47]=&quot;yes&quot;; [.G47]=&quot;yes&quot;); 1; 0)" office:value-type="float" office:value="0" calcext:value-type="float">
            <text:p>0</text:p>
          </table:table-cell>
          <table:table-cell table:formula="of:=IF(AND([.C47]=&quot;yes&quot;; [.E47]=&quot;yes&quot;; [.F47]=&quot;yes&quot;; [.G47]=&quot;yes&quot;); 1; 0)" office:value-type="float" office:value="1" calcext:value-type="float">
            <text:p>1</text:p>
          </table:table-cell>
          <table:table-cell table:formula="of:=IF(OR([.H47]=1; [.I47]=1); [.A47]; &quot;&quot;)" office:value-type="string" office:string-value="https://wikifactory.com/@ineslalves/shelter-armis" calcext:value-type="string">
            <text:p>https://wikifactory.com/@ineslalves/shelter-armis</text:p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de-bamb%C3%BA-udla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48]=&quot;yes&quot;; [.D48]=&quot;yes&quot;; [.E48]=&quot;yes&quot;; [.F48]=&quot;yes&quot;; [.G48]=&quot;yes&quot;); 1; 0)" office:value-type="float" office:value="0" calcext:value-type="float">
            <text:p>0</text:p>
          </table:table-cell>
          <table:table-cell table:formula="of:=IF(AND([.C48]=&quot;yes&quot;; [.E48]=&quot;yes&quot;; [.F48]=&quot;yes&quot;; [.G48]=&quot;yes&quot;); 1; 0)" office:value-type="float" office:value="1" calcext:value-type="float">
            <text:p>1</text:p>
          </table:table-cell>
          <table:table-cell table:formula="of:=IF(OR([.H48]=1; [.I48]=1); [.A48]; &quot;&quot;)" office:value-type="string" office:string-value="https://wikifactory.com/+labdefabudla/pabell%C3%B3n-de-bamb%C3%BA-udla" calcext:value-type="string">
            <text:p>https://wikifactory.com/+labdefabudla/pabell%C3%B3n-de-bamb%C3%BA-udla</text:p>
          </table:table-cell>
          <table:table-cell/>
        </table:table-row>
        <table:table-row table:style-name="ro1">
          <table:table-cell office:value-type="string" calcext:value-type="string">
            <text:p>http://viralresponse.io/+sinestesia/proyecto-zona-cero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49]=&quot;yes&quot;; [.D49]=&quot;yes&quot;; [.E49]=&quot;yes&quot;; [.F49]=&quot;yes&quot;; [.G49]=&quot;yes&quot;); 1; 0)" office:value-type="float" office:value="0" calcext:value-type="float">
            <text:p>0</text:p>
          </table:table-cell>
          <table:table-cell table:formula="of:=IF(AND([.C49]=&quot;yes&quot;; [.E49]=&quot;yes&quot;; [.F49]=&quot;yes&quot;; [.G49]=&quot;yes&quot;); 1; 0)" office:value-type="float" office:value="0" calcext:value-type="float">
            <text:p>0</text:p>
          </table:table-cell>
          <table:table-cell table:formula="of:=IF(OR([.H49]=1; [.I49]=1); [.A4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fabcity-brest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50]=&quot;yes&quot;; [.D50]=&quot;yes&quot;; [.E50]=&quot;yes&quot;; [.F50]=&quot;yes&quot;; [.G50]=&quot;yes&quot;); 1; 0)" office:value-type="float" office:value="0" calcext:value-type="float">
            <text:p>0</text:p>
          </table:table-cell>
          <table:table-cell table:formula="of:=IF(AND([.C50]=&quot;yes&quot;; [.E50]=&quot;yes&quot;; [.F50]=&quot;yes&quot;; [.G50]=&quot;yes&quot;); 1; 0)" office:value-type="float" office:value="0" calcext:value-type="float">
            <text:p>0</text:p>
          </table:table-cell>
          <table:table-cell table:formula="of:=IF(OR([.H50]=1; [.I50]=1); [.A50]; &quot;&quot;)">
            <text:p/>
          </table:table-cell>
          <table:table-cell office:value-type="string" calcext:value-type="string">
            <text:p>A project holding files describing a fablab, so not really hardware.</text:p>
          </table:table-cell>
        </table:table-row>
        <table:table-row table:style-name="ro1">
          <table:table-cell office:value-type="string" calcext:value-type="string">
            <text:p>https://wikifactory.com/@patriciaabasilio/fire-shelter-for-2050</text:p>
          </table:table-cell>
          <table:table-cell office:value-type="string" calcext:value-type="string">
            <text:p>contribution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51]=&quot;yes&quot;; [.D51]=&quot;yes&quot;; [.E51]=&quot;yes&quot;; [.F51]=&quot;yes&quot;; [.G51]=&quot;yes&quot;); 1; 0)" office:value-type="float" office:value="0" calcext:value-type="float">
            <text:p>0</text:p>
          </table:table-cell>
          <table:table-cell table:formula="of:=IF(AND([.C51]=&quot;yes&quot;; [.E51]=&quot;yes&quot;; [.F51]=&quot;yes&quot;; [.G51]=&quot;yes&quot;); 1; 0)" office:value-type="float" office:value="0" calcext:value-type="float">
            <text:p>0</text:p>
          </table:table-cell>
          <table:table-cell table:formula="of:=IF(OR([.H51]=1; [.I51]=1); [.A5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hex%C3%A1gonal-g3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52]=&quot;yes&quot;; [.D52]=&quot;yes&quot;; [.E52]=&quot;yes&quot;; [.F52]=&quot;yes&quot;; [.G52]=&quot;yes&quot;); 1; 0)" office:value-type="float" office:value="1" calcext:value-type="float">
            <text:p>1</text:p>
          </table:table-cell>
          <table:table-cell table:formula="of:=IF(AND([.C52]=&quot;yes&quot;; [.E52]=&quot;yes&quot;; [.F52]=&quot;yes&quot;; [.G52]=&quot;yes&quot;); 1; 0)" office:value-type="float" office:value="1" calcext:value-type="float">
            <text:p>1</text:p>
          </table:table-cell>
          <table:table-cell table:formula="of:=IF(OR([.H52]=1; [.I52]=1); [.A52]; &quot;&quot;)" office:value-type="string" office:string-value="https://wikifactory.com/+labdefabudla/pabell%C3%B3n-hex%C3%A1gonal-g3" calcext:value-type="string">
            <text:p>https://wikifactory.com/+labdefabudla/pabell%C3%B3n-hex%C3%A1gonal-g3</text:p>
          </table:table-cell>
          <table:table-cell/>
        </table:table-row>
        <table:table-row table:style-name="ro1">
          <table:table-cell office:value-type="string" calcext:value-type="string">
            <text:p>https://wikifactory.com/@inesmarquesxavier/oxygen-mask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53]=&quot;yes&quot;; [.D53]=&quot;yes&quot;; [.E53]=&quot;yes&quot;; [.F53]=&quot;yes&quot;; [.G53]=&quot;yes&quot;); 1; 0)" office:value-type="float" office:value="0" calcext:value-type="float">
            <text:p>0</text:p>
          </table:table-cell>
          <table:table-cell table:formula="of:=IF(AND([.C53]=&quot;yes&quot;; [.E53]=&quot;yes&quot;; [.F53]=&quot;yes&quot;; [.G53]=&quot;yes&quot;); 1; 0)" office:value-type="float" office:value="0" calcext:value-type="float">
            <text:p>0</text:p>
          </table:table-cell>
          <table:table-cell table:formula="of:=IF(OR([.H53]=1; [.I53]=1); [.A5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fablabo/studio-5-2021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54]=&quot;yes&quot;; [.D54]=&quot;yes&quot;; [.E54]=&quot;yes&quot;; [.F54]=&quot;yes&quot;; [.G54]=&quot;yes&quot;); 1; 0)" office:value-type="float" office:value="0" calcext:value-type="float">
            <text:p>0</text:p>
          </table:table-cell>
          <table:table-cell table:formula="of:=IF(AND([.C54]=&quot;yes&quot;; [.E54]=&quot;yes&quot;; [.F54]=&quot;yes&quot;; [.G54]=&quot;yes&quot;); 1; 0)" office:value-type="float" office:value="0" calcext:value-type="float">
            <text:p>0</text:p>
          </table:table-cell>
          <table:table-cell table:formula="of:=IF(OR([.H54]=1; [.I54]=1); [.A54]; &quot;&quot;)">
            <text:p/>
          </table:table-cell>
          <table:table-cell office:value-type="string" calcext:value-type="string">
            <text:p>Has sub-folders representing different student projects.</text:p>
          </table:table-cell>
        </table:table-row>
        <table:table-row table:style-name="ro1">
          <table:table-cell office:value-type="string" calcext:value-type="string">
            <text:p>https://wikifactory.com/+uboopenfactory/du-portage-au-partage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55]=&quot;yes&quot;; [.D55]=&quot;yes&quot;; [.E55]=&quot;yes&quot;; [.F55]=&quot;yes&quot;; [.G55]=&quot;yes&quot;); 1; 0)" office:value-type="float" office:value="0" calcext:value-type="float">
            <text:p>0</text:p>
          </table:table-cell>
          <table:table-cell table:formula="of:=IF(AND([.C55]=&quot;yes&quot;; [.E55]=&quot;yes&quot;; [.F55]=&quot;yes&quot;; [.G55]=&quot;yes&quot;); 1; 0)" office:value-type="float" office:value="0" calcext:value-type="float">
            <text:p>0</text:p>
          </table:table-cell>
          <table:table-cell table:formula="of:=IF(OR([.H55]=1; [.I55]=1); [.A55]; &quot;&quot;)">
            <text:p/>
          </table:table-cell>
          <table:table-cell office:value-type="string" calcext:value-type="string">
            <text:p>Looks like event documentation.</text:p>
          </table:table-cell>
        </table:table-row>
        <table:table-row table:style-name="ro1">
          <table:table-cell office:value-type="string" calcext:value-type="string">
            <text:p>https://wikifactory.com/@joaoinocencio/plant-shelter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56]=&quot;yes&quot;; [.D56]=&quot;yes&quot;; [.E56]=&quot;yes&quot;; [.F56]=&quot;yes&quot;; [.G56]=&quot;yes&quot;); 1; 0)" office:value-type="float" office:value="0" calcext:value-type="float">
            <text:p>0</text:p>
          </table:table-cell>
          <table:table-cell table:formula="of:=IF(AND([.C56]=&quot;yes&quot;; [.E56]=&quot;yes&quot;; [.F56]=&quot;yes&quot;; [.G56]=&quot;yes&quot;); 1; 0)" office:value-type="float" office:value="0" calcext:value-type="float">
            <text:p>0</text:p>
          </table:table-cell>
          <table:table-cell table:formula="of:=IF(OR([.H56]=1; [.I56]=1); [.A5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@patr%C3%ADciabaleiras/comedouro-para-p%C3%A1ssaros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57]=&quot;yes&quot;; [.D57]=&quot;yes&quot;; [.E57]=&quot;yes&quot;; [.F57]=&quot;yes&quot;; [.G57]=&quot;yes&quot;); 1; 0)" office:value-type="float" office:value="0" calcext:value-type="float">
            <text:p>0</text:p>
          </table:table-cell>
          <table:table-cell table:formula="of:=IF(AND([.C57]=&quot;yes&quot;; [.E57]=&quot;yes&quot;; [.F57]=&quot;yes&quot;; [.G57]=&quot;yes&quot;); 1; 0)" office:value-type="float" office:value="0" calcext:value-type="float">
            <text:p>0</text:p>
          </table:table-cell>
          <table:table-cell table:formula="of:=IF(OR([.H57]=1; [.I57]=1); [.A5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@marcoalpoim/compostor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58]=&quot;yes&quot;; [.D58]=&quot;yes&quot;; [.E58]=&quot;yes&quot;; [.F58]=&quot;yes&quot;; [.G58]=&quot;yes&quot;); 1; 0)" office:value-type="float" office:value="1" calcext:value-type="float">
            <text:p>1</text:p>
          </table:table-cell>
          <table:table-cell table:formula="of:=IF(AND([.C58]=&quot;yes&quot;; [.E58]=&quot;yes&quot;; [.F58]=&quot;yes&quot;; [.G58]=&quot;yes&quot;); 1; 0)" office:value-type="float" office:value="1" calcext:value-type="float">
            <text:p>1</text:p>
          </table:table-cell>
          <table:table-cell table:formula="of:=IF(OR([.H58]=1; [.I58]=1); [.A58]; &quot;&quot;)" office:value-type="string" office:string-value="https://wikifactory.com/@marcoalpoim/compostor" calcext:value-type="string">
            <text:p>https://wikifactory.com/@marcoalpoim/compostor</text:p>
          </table:table-cell>
          <table:table-cell office:value-type="string" calcext:value-type="string">
            <text:p>The README states open source, but didn’t specify license.</text:p>
          </table:table-cell>
        </table:table-row>
        <table:table-row table:style-name="ro1">
          <table:table-cell office:value-type="string" calcext:value-type="string">
            <text:p>http://projects.fablabs.io/+fablabsupsi/digitalmaking</text:p>
          </table:table-cell>
          <table:table-cell office:value-type="string" calcext:value-type="string">
            <text:p>contribution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IF(AND([.C59]=&quot;yes&quot;; [.D59]=&quot;yes&quot;; [.E59]=&quot;yes&quot;; [.F59]=&quot;yes&quot;; [.G59]=&quot;yes&quot;); 1; 0)" office:value-type="float" office:value="0" calcext:value-type="float">
            <text:p>0</text:p>
          </table:table-cell>
          <table:table-cell table:formula="of:=IF(AND([.C59]=&quot;yes&quot;; [.E59]=&quot;yes&quot;; [.F59]=&quot;yes&quot;; [.G59]=&quot;yes&quot;); 1; 0)" office:value-type="float" office:value="0" calcext:value-type="float">
            <text:p>0</text:p>
          </table:table-cell>
          <table:table-cell table:formula="of:=IF(OR([.H59]=1; [.I59]=1); [.A59]; &quot;&quot;)">
            <text:p/>
          </table:table-cell>
          <table:table-cell office:value-type="string" calcext:value-type="string">
            <text:p>This is documentation for a workshop, so no hardware designs.</text:p>
          </table:table-cell>
        </table:table-row>
        <table:table-row table:style-name="ro1">
          <table:table-cell office:value-type="string" calcext:value-type="string">
            <text:p>https://wikifactory.com/@ricardo-almeida/dispensador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60]=&quot;yes&quot;; [.D60]=&quot;yes&quot;; [.E60]=&quot;yes&quot;; [.F60]=&quot;yes&quot;; [.G60]=&quot;yes&quot;); 1; 0)" office:value-type="float" office:value="0" calcext:value-type="float">
            <text:p>0</text:p>
          </table:table-cell>
          <table:table-cell table:formula="of:=IF(AND([.C60]=&quot;yes&quot;; [.E60]=&quot;yes&quot;; [.F60]=&quot;yes&quot;; [.G60]=&quot;yes&quot;); 1; 0)" office:value-type="float" office:value="0" calcext:value-type="float">
            <text:p>0</text:p>
          </table:table-cell>
          <table:table-cell table:formula="of:=IF(OR([.H60]=1; [.I60]=1); [.A6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@vsxco/dis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61]=&quot;yes&quot;; [.D61]=&quot;yes&quot;; [.E61]=&quot;yes&quot;; [.F61]=&quot;yes&quot;; [.G61]=&quot;yes&quot;); 1; 0)" office:value-type="float" office:value="0" calcext:value-type="float">
            <text:p>0</text:p>
          </table:table-cell>
          <table:table-cell table:formula="of:=IF(AND([.C61]=&quot;yes&quot;; [.E61]=&quot;yes&quot;; [.F61]=&quot;yes&quot;; [.G61]=&quot;yes&quot;); 1; 0)" office:value-type="float" office:value="0" calcext:value-type="float">
            <text:p>0</text:p>
          </table:table-cell>
          <table:table-cell table:formula="of:=IF(OR([.H61]=1; [.I61]=1); [.A6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@faustofonsecaribeiro/trabalho-de-produto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62]=&quot;yes&quot;; [.D62]=&quot;yes&quot;; [.E62]=&quot;yes&quot;; [.F62]=&quot;yes&quot;; [.G62]=&quot;yes&quot;); 1; 0)" office:value-type="float" office:value="0" calcext:value-type="float">
            <text:p>0</text:p>
          </table:table-cell>
          <table:table-cell table:formula="of:=IF(AND([.C62]=&quot;yes&quot;; [.E62]=&quot;yes&quot;; [.F62]=&quot;yes&quot;; [.G62]=&quot;yes&quot;); 1; 0)" office:value-type="float" office:value="0" calcext:value-type="float">
            <text:p>0</text:p>
          </table:table-cell>
          <table:table-cell table:formula="of:=IF(OR([.H62]=1; [.I62]=1); [.A6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@catarinaribeiro/healthy-air-by-azicav</text:p>
          </table:table-cell>
          <table:table-cell office:value-type="string" calcext:value-type="string">
            <text:p>contribution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63]=&quot;yes&quot;; [.D63]=&quot;yes&quot;; [.E63]=&quot;yes&quot;; [.F63]=&quot;yes&quot;; [.G63]=&quot;yes&quot;); 1; 0)" office:value-type="float" office:value="0" calcext:value-type="float">
            <text:p>0</text:p>
          </table:table-cell>
          <table:table-cell table:formula="of:=IF(AND([.C63]=&quot;yes&quot;; [.E63]=&quot;yes&quot;; [.F63]=&quot;yes&quot;; [.G63]=&quot;yes&quot;); 1; 0)" office:value-type="float" office:value="0" calcext:value-type="float">
            <text:p>0</text:p>
          </table:table-cell>
          <table:table-cell table:formula="of:=IF(OR([.H63]=1; [.I63]=1); [.A6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kerdelune-ouvert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64]=&quot;yes&quot;; [.D64]=&quot;yes&quot;; [.E64]=&quot;yes&quot;; [.F64]=&quot;yes&quot;; [.G64]=&quot;yes&quot;); 1; 0)" office:value-type="float" office:value="0" calcext:value-type="float">
            <text:p>0</text:p>
          </table:table-cell>
          <table:table-cell table:formula="of:=IF(AND([.C64]=&quot;yes&quot;; [.E64]=&quot;yes&quot;; [.F64]=&quot;yes&quot;; [.G64]=&quot;yes&quot;); 1; 0)" office:value-type="float" office:value="0" calcext:value-type="float">
            <text:p>0</text:p>
          </table:table-cell>
          <table:table-cell table:formula="of:=IF(OR([.H64]=1; [.I64]=1); [.A64]; &quot;&quot;)">
            <text:p/>
          </table:table-cell>
          <table:table-cell office:value-type="string" calcext:value-type="string">
            <text:p>Looks like event documentation.</text:p>
          </table:table-cell>
        </table:table-row>
        <table:table-row table:style-name="ro1">
          <table:table-cell office:value-type="string" calcext:value-type="string">
            <text:p>http://viralresponse.io/+makilab/breathoflife-in-belgium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65]=&quot;yes&quot;; [.D65]=&quot;yes&quot;; [.E65]=&quot;yes&quot;; [.F65]=&quot;yes&quot;; [.G65]=&quot;yes&quot;); 1; 0)" office:value-type="float" office:value="1" calcext:value-type="float">
            <text:p>1</text:p>
          </table:table-cell>
          <table:table-cell table:formula="of:=IF(AND([.C65]=&quot;yes&quot;; [.E65]=&quot;yes&quot;; [.F65]=&quot;yes&quot;; [.G65]=&quot;yes&quot;); 1; 0)" office:value-type="float" office:value="1" calcext:value-type="float">
            <text:p>1</text:p>
          </table:table-cell>
          <table:table-cell table:formula="of:=IF(OR([.H65]=1; [.I65]=1); [.A65]; &quot;&quot;)" office:value-type="string" office:string-value="http://viralresponse.io/+makilab/breathoflife-in-belgium" calcext:value-type="string">
            <text:p>http://viralresponse.io/+makilab/breathoflife-in-belgium</text:p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horizon-futur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66]=&quot;yes&quot;; [.D66]=&quot;yes&quot;; [.E66]=&quot;yes&quot;; [.F66]=&quot;yes&quot;; [.G66]=&quot;yes&quot;); 1; 0)" office:value-type="float" office:value="1" calcext:value-type="float">
            <text:p>1</text:p>
          </table:table-cell>
          <table:table-cell table:formula="of:=IF(AND([.C66]=&quot;yes&quot;; [.E66]=&quot;yes&quot;; [.F66]=&quot;yes&quot;; [.G66]=&quot;yes&quot;); 1; 0)" office:value-type="float" office:value="1" calcext:value-type="float">
            <text:p>1</text:p>
          </table:table-cell>
          <table:table-cell table:formula="of:=IF(OR([.H66]=1; [.I66]=1); [.A66]; &quot;&quot;)" office:value-type="string" office:string-value="https://wikifactory.com/+uboopenfactory/horizon-futur" calcext:value-type="string">
            <text:p>https://wikifactory.com/+uboopenfactory/horizon-futur</text:p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distributeurgel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67]=&quot;yes&quot;; [.D67]=&quot;yes&quot;; [.E67]=&quot;yes&quot;; [.F67]=&quot;yes&quot;; [.G67]=&quot;yes&quot;); 1; 0)" office:value-type="float" office:value="1" calcext:value-type="float">
            <text:p>1</text:p>
          </table:table-cell>
          <table:table-cell table:formula="of:=IF(AND([.C67]=&quot;yes&quot;; [.E67]=&quot;yes&quot;; [.F67]=&quot;yes&quot;; [.G67]=&quot;yes&quot;); 1; 0)" office:value-type="float" office:value="1" calcext:value-type="float">
            <text:p>1</text:p>
          </table:table-cell>
          <table:table-cell table:formula="of:=IF(OR([.H67]=1; [.I67]=1); [.A67]; &quot;&quot;)" office:value-type="string" office:string-value="https://wikifactory.com/+uboopenfactory/distributeurgel" calcext:value-type="string">
            <text:p>https://wikifactory.com/+uboopenfactory/distributeurgel</text:p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tortuga-900db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68]=&quot;yes&quot;; [.D68]=&quot;yes&quot;; [.E68]=&quot;yes&quot;; [.F68]=&quot;yes&quot;; [.G68]=&quot;yes&quot;); 1; 0)" office:value-type="float" office:value="1" calcext:value-type="float">
            <text:p>1</text:p>
          </table:table-cell>
          <table:table-cell table:formula="of:=IF(AND([.C68]=&quot;yes&quot;; [.E68]=&quot;yes&quot;; [.F68]=&quot;yes&quot;; [.G68]=&quot;yes&quot;); 1; 0)" office:value-type="float" office:value="1" calcext:value-type="float">
            <text:p>1</text:p>
          </table:table-cell>
          <table:table-cell table:formula="of:=IF(OR([.H68]=1; [.I68]=1); [.A68]; &quot;&quot;)" office:value-type="string" office:string-value="https://wikifactory.com/+labdefabudla/pabell%C3%B3n-tortuga-900db" calcext:value-type="string">
            <text:p>https://wikifactory.com/+labdefabudla/pabell%C3%B3n-tortuga-900db</text:p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por-tensores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69]=&quot;yes&quot;; [.D69]=&quot;yes&quot;; [.E69]=&quot;yes&quot;; [.F69]=&quot;yes&quot;; [.G69]=&quot;yes&quot;); 1; 0)" office:value-type="float" office:value="0" calcext:value-type="float">
            <text:p>0</text:p>
          </table:table-cell>
          <table:table-cell table:formula="of:=IF(AND([.C69]=&quot;yes&quot;; [.E69]=&quot;yes&quot;; [.F69]=&quot;yes&quot;; [.G69]=&quot;yes&quot;); 1; 0)" office:value-type="float" office:value="1" calcext:value-type="float">
            <text:p>1</text:p>
          </table:table-cell>
          <table:table-cell table:formula="of:=IF(OR([.H69]=1; [.I69]=1); [.A69]; &quot;&quot;)" office:value-type="string" office:string-value="https://wikifactory.com/+labdefabudla/pabell%C3%B3n-por-tensores" calcext:value-type="string">
            <text:p>https://wikifactory.com/+labdefabudla/pabell%C3%B3n-por-tensores</text:p>
          </table:table-cell>
          <table:table-cell/>
        </table:table-row>
        <table:table-row table:style-name="ro1">
          <table:table-cell office:value-type="string" calcext:value-type="string">
            <text:p>https://wikifactory.com/+e-NABLE/e-nable-spc</text:p>
          </table:table-cell>
          <table:table-cell office:value-type="string" calcext:value-type="string">
            <text:p>contribution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IF(AND([.C70]=&quot;yes&quot;; [.D70]=&quot;yes&quot;; [.E70]=&quot;yes&quot;; [.F70]=&quot;yes&quot;; [.G70]=&quot;yes&quot;); 1; 0)" office:value-type="float" office:value="0" calcext:value-type="float">
            <text:p>0</text:p>
          </table:table-cell>
          <table:table-cell table:formula="of:=IF(AND([.C70]=&quot;yes&quot;; [.E70]=&quot;yes&quot;; [.F70]=&quot;yes&quot;; [.G70]=&quot;yes&quot;); 1; 0)" office:value-type="float" office:value="0" calcext:value-type="float">
            <text:p>0</text:p>
          </table:table-cell>
          <table:table-cell table:formula="of:=IF(OR([.H70]=1; [.I70]=1); [.A70]; &quot;&quot;)">
            <text:p/>
          </table:table-cell>
          <table:table-cell office:value-type="string" calcext:value-type="string">
            <text:p>It’s a project page, but not really for storing hardware designs.</text:p>
          </table:table-cell>
        </table:table-row>
        <table:table-row table:style-name="ro1">
          <table:table-cell office:value-type="string" calcext:value-type="string">
            <text:p>https://wikifactory.com/@dogukandg/twezees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71]=&quot;yes&quot;; [.D71]=&quot;yes&quot;; [.E71]=&quot;yes&quot;; [.F71]=&quot;yes&quot;; [.G71]=&quot;yes&quot;); 1; 0)" office:value-type="float" office:value="0" calcext:value-type="float">
            <text:p>0</text:p>
          </table:table-cell>
          <table:table-cell table:formula="of:=IF(AND([.C71]=&quot;yes&quot;; [.E71]=&quot;yes&quot;; [.F71]=&quot;yes&quot;; [.G71]=&quot;yes&quot;); 1; 0)" office:value-type="float" office:value="0" calcext:value-type="float">
            <text:p>0</text:p>
          </table:table-cell>
          <table:table-cell table:formula="of:=IF(OR([.H71]=1; [.I71]=1); [.A7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distributed-hardware-hackathon/madrid-docubot-team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2]=&quot;yes&quot;; [.D72]=&quot;yes&quot;; [.E72]=&quot;yes&quot;; [.F72]=&quot;yes&quot;; [.G72]=&quot;yes&quot;); 1; 0)" office:value-type="float" office:value="0" calcext:value-type="float">
            <text:p>0</text:p>
          </table:table-cell>
          <table:table-cell table:formula="of:=IF(AND([.C72]=&quot;yes&quot;; [.E72]=&quot;yes&quot;; [.F72]=&quot;yes&quot;; [.G72]=&quot;yes&quot;); 1; 0)" office:value-type="float" office:value="0" calcext:value-type="float">
            <text:p>0</text:p>
          </table:table-cell>
          <table:table-cell table:formula="of:=IF(OR([.H72]=1; [.I72]=1); [.A7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tri-bras-robot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73]=&quot;yes&quot;; [.D73]=&quot;yes&quot;; [.E73]=&quot;yes&quot;; [.F73]=&quot;yes&quot;; [.G73]=&quot;yes&quot;); 1; 0)" office:value-type="float" office:value="1" calcext:value-type="float">
            <text:p>1</text:p>
          </table:table-cell>
          <table:table-cell table:formula="of:=IF(AND([.C73]=&quot;yes&quot;; [.E73]=&quot;yes&quot;; [.F73]=&quot;yes&quot;; [.G73]=&quot;yes&quot;); 1; 0)" office:value-type="float" office:value="1" calcext:value-type="float">
            <text:p>1</text:p>
          </table:table-cell>
          <table:table-cell table:formula="of:=IF(OR([.H73]=1; [.I73]=1); [.A73]; &quot;&quot;)" office:value-type="string" office:string-value="https://wikifactory.com/+uboopenfactory/tri-bras-robot" calcext:value-type="string">
            <text:p>https://wikifactory.com/+uboopenfactory/tri-bras-robot</text:p>
          </table:table-cell>
          <table:table-cell/>
        </table:table-row>
        <table:table-row table:style-name="ro1">
          <table:table-cell office:value-type="string" calcext:value-type="string">
            <text:p>https://wikifactory.com/+e-NABLE/niop-project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4]=&quot;yes&quot;; [.D74]=&quot;yes&quot;; [.E74]=&quot;yes&quot;; [.F74]=&quot;yes&quot;; [.G74]=&quot;yes&quot;); 1; 0)" office:value-type="float" office:value="0" calcext:value-type="float">
            <text:p>0</text:p>
          </table:table-cell>
          <table:table-cell table:formula="of:=IF(AND([.C74]=&quot;yes&quot;; [.E74]=&quot;yes&quot;; [.F74]=&quot;yes&quot;; [.G74]=&quot;yes&quot;); 1; 0)" office:value-type="float" office:value="0" calcext:value-type="float">
            <text:p>0</text:p>
          </table:table-cell>
          <table:table-cell table:formula="of:=IF(OR([.H74]=1; [.I74]=1); [.A7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@monterrosocarneiro/dispenser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IF(AND([.C75]=&quot;yes&quot;; [.D75]=&quot;yes&quot;; [.E75]=&quot;yes&quot;; [.F75]=&quot;yes&quot;; [.G75]=&quot;yes&quot;); 1; 0)" office:value-type="float" office:value="0" calcext:value-type="float">
            <text:p>0</text:p>
          </table:table-cell>
          <table:table-cell table:formula="of:=IF(AND([.C75]=&quot;yes&quot;; [.E75]=&quot;yes&quot;; [.F75]=&quot;yes&quot;; [.G75]=&quot;yes&quot;); 1; 0)" office:value-type="float" office:value="0" calcext:value-type="float">
            <text:p>0</text:p>
          </table:table-cell>
          <table:table-cell table:formula="of:=IF(OR([.H75]=1; [.I75]=1); [.A7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tempiece</text:p>
          </table:table-cell>
          <table:table-cell office:value-type="string" calcext:value-type="string">
            <text:p>contributions</text:p>
          </table:table-cell>
          <table:table-cell table:number-columns-repeated="5" office:value-type="string" calcext:value-type="string">
            <text:p>yes</text:p>
          </table:table-cell>
          <table:table-cell table:formula="of:=IF(AND([.C76]=&quot;yes&quot;; [.D76]=&quot;yes&quot;; [.E76]=&quot;yes&quot;; [.F76]=&quot;yes&quot;; [.G76]=&quot;yes&quot;); 1; 0)" office:value-type="float" office:value="1" calcext:value-type="float">
            <text:p>1</text:p>
          </table:table-cell>
          <table:table-cell table:formula="of:=IF(AND([.C76]=&quot;yes&quot;; [.E76]=&quot;yes&quot;; [.F76]=&quot;yes&quot;; [.G76]=&quot;yes&quot;); 1; 0)" office:value-type="float" office:value="1" calcext:value-type="float">
            <text:p>1</text:p>
          </table:table-cell>
          <table:table-cell table:formula="of:=IF(OR([.H76]=1; [.I76]=1); [.A76]; &quot;&quot;)" office:value-type="string" office:string-value="https://wikifactory.com/+uboopenfactory/tempiece" calcext:value-type="string">
            <text:p>https://wikifactory.com/+uboopenfactory/tempiece</text:p>
          </table:table-cell>
          <table:table-cell/>
        </table:table-row>
        <table:table-row table:style-name="ro1">
          <table:table-cell office:value-type="string" calcext:value-type="string">
            <text:p>https://wikifactory.com/@alec242/dronecoria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7]=&quot;yes&quot;; [.D77]=&quot;yes&quot;; [.E77]=&quot;yes&quot;; [.F77]=&quot;yes&quot;; [.G77]=&quot;yes&quot;); 1; 0)" office:value-type="float" office:value="0" calcext:value-type="float">
            <text:p>0</text:p>
          </table:table-cell>
          <table:table-cell table:formula="of:=IF(AND([.C77]=&quot;yes&quot;; [.E77]=&quot;yes&quot;; [.F77]=&quot;yes&quot;; [.G77]=&quot;yes&quot;); 1; 0)" office:value-type="float" office:value="0" calcext:value-type="float">
            <text:p>0</text:p>
          </table:table-cell>
          <table:table-cell table:formula="of:=IF(OR([.H77]=1; [.I77]=1); [.A7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@beatrizabrunhosa/comedouro-62ef2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8]=&quot;yes&quot;; [.D78]=&quot;yes&quot;; [.E78]=&quot;yes&quot;; [.F78]=&quot;yes&quot;; [.G78]=&quot;yes&quot;); 1; 0)" office:value-type="float" office:value="0" calcext:value-type="float">
            <text:p>0</text:p>
          </table:table-cell>
          <table:table-cell table:formula="of:=IF(AND([.C78]=&quot;yes&quot;; [.E78]=&quot;yes&quot;; [.F78]=&quot;yes&quot;; [.G78]=&quot;yes&quot;); 1; 0)" office:value-type="float" office:value="0" calcext:value-type="float">
            <text:p>0</text:p>
          </table:table-cell>
          <table:table-cell table:formula="of:=IF(OR([.H78]=1; [.I78]=1); [.A7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@ritspl/holosc%C3%B3pio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79]=&quot;yes&quot;; [.D79]=&quot;yes&quot;; [.E79]=&quot;yes&quot;; [.F79]=&quot;yes&quot;; [.G79]=&quot;yes&quot;); 1; 0)" office:value-type="float" office:value="0" calcext:value-type="float">
            <text:p>0</text:p>
          </table:table-cell>
          <table:table-cell table:formula="of:=IF(AND([.C79]=&quot;yes&quot;; [.E79]=&quot;yes&quot;; [.F79]=&quot;yes&quot;; [.G79]=&quot;yes&quot;); 1; 0)" office:value-type="float" office:value="0" calcext:value-type="float">
            <text:p>0</text:p>
          </table:table-cell>
          <table:table-cell table:formula="of:=IF(OR([.H79]=1; [.I79]=1); [.A7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diygo3-rhinosim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formula="of:=IF(AND([.C80]=&quot;yes&quot;; [.D80]=&quot;yes&quot;; [.E80]=&quot;yes&quot;; [.F80]=&quot;yes&quot;; [.G80]=&quot;yes&quot;); 1; 0)" office:value-type="float" office:value="0" calcext:value-type="float">
            <text:p>0</text:p>
          </table:table-cell>
          <table:table-cell table:formula="of:=IF(AND([.C80]=&quot;yes&quot;; [.E80]=&quot;yes&quot;; [.F80]=&quot;yes&quot;; [.G80]=&quot;yes&quot;); 1; 0)" office:value-type="float" office:value="0" calcext:value-type="float">
            <text:p>0</text:p>
          </table:table-cell>
          <table:table-cell table:formula="of:=IF(OR([.H80]=1; [.I80]=1); [.A8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jatafevacri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81]=&quot;yes&quot;; [.D81]=&quot;yes&quot;; [.E81]=&quot;yes&quot;; [.F81]=&quot;yes&quot;; [.G81]=&quot;yes&quot;); 1; 0)" office:value-type="float" office:value="0" calcext:value-type="float">
            <text:p>0</text:p>
          </table:table-cell>
          <table:table-cell table:formula="of:=IF(AND([.C81]=&quot;yes&quot;; [.E81]=&quot;yes&quot;; [.F81]=&quot;yes&quot;; [.G81]=&quot;yes&quot;); 1; 0)" office:value-type="float" office:value="1" calcext:value-type="float">
            <text:p>1</text:p>
          </table:table-cell>
          <table:table-cell table:formula="of:=IF(OR([.H81]=1; [.I81]=1); [.A81]; &quot;&quot;)" office:value-type="string" office:string-value="https://wikifactory.com/+labdefabudla/pabell%C3%B3n-jatafevacri" calcext:value-type="string">
            <text:p>https://wikifactory.com/+labdefabudla/pabell%C3%B3n-jatafevacri</text:p>
          </table:table-cell>
          <table:table-cell/>
        </table:table-row>
        <table:table-row table:style-name="ro1">
          <table:table-cell office:value-type="string" calcext:value-type="string">
            <text:p>https://wikifactory.com/@matildebraz/braille-box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82]=&quot;yes&quot;; [.D82]=&quot;yes&quot;; [.E82]=&quot;yes&quot;; [.F82]=&quot;yes&quot;; [.G82]=&quot;yes&quot;); 1; 0)" office:value-type="float" office:value="0" calcext:value-type="float">
            <text:p>0</text:p>
          </table:table-cell>
          <table:table-cell table:formula="of:=IF(AND([.C82]=&quot;yes&quot;; [.E82]=&quot;yes&quot;; [.F82]=&quot;yes&quot;; [.G82]=&quot;yes&quot;); 1; 0)" office:value-type="float" office:value="0" calcext:value-type="float">
            <text:p>0</text:p>
          </table:table-cell>
          <table:table-cell table:formula="of:=IF(OR([.H82]=1; [.I82]=1); [.A8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@flipflop/dispenser-project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83]=&quot;yes&quot;; [.D83]=&quot;yes&quot;; [.E83]=&quot;yes&quot;; [.F83]=&quot;yes&quot;; [.G83]=&quot;yes&quot;); 1; 0)" office:value-type="float" office:value="0" calcext:value-type="float">
            <text:p>0</text:p>
          </table:table-cell>
          <table:table-cell table:formula="of:=IF(AND([.C83]=&quot;yes&quot;; [.E83]=&quot;yes&quot;; [.F83]=&quot;yes&quot;; [.G83]=&quot;yes&quot;); 1; 0)" office:value-type="float" office:value="0" calcext:value-type="float">
            <text:p>0</text:p>
          </table:table-cell>
          <table:table-cell table:formula="of:=IF(OR([.H83]=1; [.I83]=1); [.A8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@xanacarvalho15/aqua-tube-blop</text:p>
          </table:table-cell>
          <table:table-cell office:value-type="string" calcext:value-type="string">
            <text:p>contribution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IF(AND([.C84]=&quot;yes&quot;; [.D84]=&quot;yes&quot;; [.E84]=&quot;yes&quot;; [.F84]=&quot;yes&quot;; [.G84]=&quot;yes&quot;); 1; 0)" office:value-type="float" office:value="0" calcext:value-type="float">
            <text:p>0</text:p>
          </table:table-cell>
          <table:table-cell table:formula="of:=IF(AND([.C84]=&quot;yes&quot;; [.E84]=&quot;yes&quot;; [.F84]=&quot;yes&quot;; [.G84]=&quot;yes&quot;); 1; 0)" office:value-type="float" office:value="0" calcext:value-type="float">
            <text:p>0</text:p>
          </table:table-cell>
          <table:table-cell table:formula="of:=IF(OR([.H84]=1; [.I84]=1); [.A8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@lobod/tecv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85]=&quot;yes&quot;; [.D85]=&quot;yes&quot;; [.E85]=&quot;yes&quot;; [.F85]=&quot;yes&quot;; [.G85]=&quot;yes&quot;); 1; 0)" office:value-type="float" office:value="0" calcext:value-type="float">
            <text:p>0</text:p>
          </table:table-cell>
          <table:table-cell table:formula="of:=IF(AND([.C85]=&quot;yes&quot;; [.E85]=&quot;yes&quot;; [.F85]=&quot;yes&quot;; [.G85]=&quot;yes&quot;); 1; 0)" office:value-type="float" office:value="0" calcext:value-type="float">
            <text:p>0</text:p>
          </table:table-cell>
          <table:table-cell table:formula="of:=IF(OR([.H85]=1; [.I85]=1); [.A8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https://wikifactory.com/+fablabfabbulle/01-pas-de-pauvret%C3%A9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IF(AND([.C86]=&quot;yes&quot;; [.D86]=&quot;yes&quot;; [.E86]=&quot;yes&quot;; [.F86]=&quot;yes&quot;; [.G86]=&quot;yes&quot;); 1; 0)" office:value-type="float" office:value="0" calcext:value-type="float">
            <text:p>0</text:p>
          </table:table-cell>
          <table:table-cell table:formula="of:=IF(AND([.C86]=&quot;yes&quot;; [.E86]=&quot;yes&quot;; [.F86]=&quot;yes&quot;; [.G86]=&quot;yes&quot;); 1; 0)" office:value-type="float" office:value="0" calcext:value-type="float">
            <text:p>0</text:p>
          </table:table-cell>
          <table:table-cell table:formula="of:=IF(OR([.H86]=1; [.I86]=1); [.A86]; &quot;&quot;)">
            <text:p/>
          </table:table-cell>
          <table:table-cell office:value-type="string" calcext:value-type="string">
            <text:p>Project page, but not used to manage hardware designs.</text:p>
          </table:table-cell>
        </table:table-row>
        <table:table-row table:style-name="ro1">
          <table:table-cell office:value-type="string" calcext:value-type="string">
            <text:p>https://wikifactory.com/@ritspl/configura%C3%A7%C3%A3o-e-research</text:p>
          </table:table-cell>
          <table:table-cell office:value-type="string" calcext:value-type="string">
            <text:p>contribution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IF(AND([.C87]=&quot;yes&quot;; [.D87]=&quot;yes&quot;; [.E87]=&quot;yes&quot;; [.F87]=&quot;yes&quot;; [.G87]=&quot;yes&quot;); 1; 0)" office:value-type="float" office:value="0" calcext:value-type="float">
            <text:p>0</text:p>
          </table:table-cell>
          <table:table-cell table:formula="of:=IF(AND([.C87]=&quot;yes&quot;; [.E87]=&quot;yes&quot;; [.F87]=&quot;yes&quot;; [.G87]=&quot;yes&quot;); 1; 0)" office:value-type="float" office:value="0" calcext:value-type="float">
            <text:p>0</text:p>
          </table:table-cell>
          <table:table-cell table:formula="of:=IF(OR([.H87]=1; [.I87]=1); [.A87]; &quot;&quot;)">
            <text:p/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projects</text:p>
          </table:table-cell>
          <table:table-cell table:formula="of:=SUM([.H3:.H87])" office:value-type="float" office:value="31" calcext:value-type="float">
            <text:p>31</text:p>
          </table:table-cell>
          <table:table-cell/>
          <table:table-cell table:style-name="Default"/>
          <table:table-cell/>
        </table:table-row>
      </table:table>
      <table:table table:name="WIF users to survey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Projects from previous sheet that meet criteria and were active in past 12 months</text:p>
          </table:table-cell>
          <table:table-cell table:style-name="ce1" office:value-type="string" calcext:value-type="string">
            <text:p>Unique users behind those projects</text:p>
          </table:table-cell>
        </table:table-row>
        <table:table-row table:style-name="ro1">
          <table:table-cell office:value-type="string" calcext:value-type="string">
            <text:p>http://projects.fablabs.io/@eb/smill</text:p>
          </table:table-cell>
          <table:table-cell office:value-type="string" calcext:value-type="string">
            <text:p><text:a xlink:href="http://projects.fablabs.io/@eb/" xlink:type="simple">http://projects.fablabs.io/@eb/</text:a></text:p>
          </table:table-cell>
        </table:table-row>
        <table:table-row table:style-name="ro1">
          <table:table-cell office:value-type="string" calcext:value-type="string">
            <text:p>http://projects.fablabs.io/@mauriziovrenna/algae-grower</text:p>
          </table:table-cell>
          <table:table-cell office:value-type="string" calcext:value-type="string">
            <text:p><text:a xlink:href="http://projects.fablabs.io/@mauriziovrenna/" xlink:type="simple">http://projects.fablabs.io/@mauriziovrenna/</text:a></text:p>
          </table:table-cell>
        </table:table-row>
        <table:table-row table:style-name="ro1">
          <table:table-cell office:value-type="string" calcext:value-type="string">
            <text:p>http://projects.fablabs.io/+fablabbcn/smart-citizen-kit</text:p>
          </table:table-cell>
          <table:table-cell office:value-type="string" calcext:value-type="string">
            <text:p><text:a xlink:href="http://projects.fablabs.io/+fablabbcn/" xlink:type="simple">http://projects.fablabs.io/+fablabbcn/</text:a></text:p>
          </table:table-cell>
        </table:table-row>
        <table:table-row table:style-name="ro1">
          <table:table-cell office:value-type="string" calcext:value-type="string">
            <text:p>http://projects.opennext.eu/@xyz-cargo-add-ons/xyz-cargo-add-ons</text:p>
          </table:table-cell>
          <table:table-cell office:value-type="string" calcext:value-type="string">
            <text:p><text:a xlink:href="http://projects.opennext.eu/@xyz-cargo-add-ons/" xlink:type="simple">http://projects.opennext.eu/@xyz-cargo-add-ons/</text:a></text:p>
          </table:table-cell>
        </table:table-row>
        <table:table-row table:style-name="ro1">
          <table:table-cell office:value-type="string" calcext:value-type="string">
            <text:p>http://viralresponse.io/+carola/mask-press</text:p>
          </table:table-cell>
          <table:table-cell office:value-type="string" calcext:value-type="string">
            <text:p><text:a xlink:href="http://viralresponse.io/+carola/" xlink:type="simple">http://viralresponse.io/+carola/</text:a></text:p>
          </table:table-cell>
        </table:table-row>
        <table:table-row table:style-name="ro1">
          <table:table-cell office:value-type="string" calcext:value-type="string">
            <text:p>http://viralresponse.io/+carola/project-carola-alpha</text:p>
          </table:table-cell>
          <table:table-cell office:value-type="string" calcext:value-type="string">
            <text:p><text:a xlink:href="http://viralresponse.io/+makilab/" xlink:type="simple">http://viralresponse.io/+makilab/</text:a></text:p>
          </table:table-cell>
        </table:table-row>
        <table:table-row table:style-name="ro1">
          <table:table-cell office:value-type="string" calcext:value-type="string">
            <text:p>https://wikifactory.com/@aeracoop/dronecoria</text:p>
          </table:table-cell>
          <table:table-cell office:value-type="string" calcext:value-type="string">
            <text:p><text:a xlink:href="https://wikifactory.com/@aeracoop/" xlink:type="simple">https://wikifactory.com/@aeracoop/</text:a></text:p>
          </table:table-cell>
        </table:table-row>
        <table:table-row table:style-name="ro1">
          <table:table-cell office:value-type="string" calcext:value-type="string">
            <text:p>https://wikifactory.com/@itay/cheap-cnc-foam-cutter</text:p>
          </table:table-cell>
          <table:table-cell office:value-type="string" calcext:value-type="string">
            <text:p><text:a xlink:href="https://wikifactory.com/@ineslalves/" xlink:type="simple">https://wikifactory.com/@ineslalves/</text:a></text:p>
          </table:table-cell>
        </table:table-row>
        <table:table-row table:style-name="ro1">
          <table:table-cell office:value-type="string" calcext:value-type="string">
            <text:p>https://wikifactory.com/@jetclay/jetclay-clay-extruder</text:p>
          </table:table-cell>
          <table:table-cell office:value-type="string" calcext:value-type="string">
            <text:p><text:a xlink:href="https://wikifactory.com/@itay/" xlink:type="simple">https://wikifactory.com/@itay/</text:a></text:p>
          </table:table-cell>
        </table:table-row>
        <table:table-row table:style-name="ro1">
          <table:table-cell office:value-type="string" calcext:value-type="string">
            <text:p>https://wikifactory.com/@jonathankeep/self-build-clay-printer</text:p>
          </table:table-cell>
          <table:table-cell office:value-type="string" calcext:value-type="string">
            <text:p><text:a xlink:href="https://wikifactory.com/@jetclay/" xlink:type="simple">https://wikifactory.com/@jetclay/</text:a></text:p>
          </table:table-cell>
        </table:table-row>
        <table:table-row table:style-name="ro1">
          <table:table-cell office:value-type="string" calcext:value-type="string">
            <text:p>https://wikifactory.com/@juan/hacked-farmbot</text:p>
          </table:table-cell>
          <table:table-cell office:value-type="string" calcext:value-type="string">
            <text:p><text:a xlink:href="https://wikifactory.com/@jonathankeep/" xlink:type="simple">https://wikifactory.com/@jonathankeep/</text:a></text:p>
          </table:table-cell>
        </table:table-row>
        <table:table-row table:style-name="ro1">
          <table:table-cell office:value-type="string" calcext:value-type="string">
            <text:p>https://wikifactory.com/@juan/p3steel-printer</text:p>
          </table:table-cell>
          <table:table-cell office:value-type="string" calcext:value-type="string">
            <text:p><text:a xlink:href="https://wikifactory.com/@juan/" xlink:type="simple">https://wikifactory.com/@juan/</text:a></text:p>
          </table:table-cell>
        </table:table-row>
        <table:table-row table:style-name="ro1">
          <table:table-cell office:value-type="string" calcext:value-type="string">
            <text:p>https://wikifactory.com/@niko11/wind-turbine</text:p>
          </table:table-cell>
          <table:table-cell office:value-type="string" calcext:value-type="string">
            <text:p><text:a xlink:href="https://wikifactory.com/@marcoalpoim/" xlink:type="simple">https://wikifactory.com/@marcoalpoim/</text:a></text:p>
          </table:table-cell>
        </table:table-row>
        <table:table-row table:style-name="ro1">
          <table:table-cell office:value-type="string" calcext:value-type="string">
            <text:p>https://wikifactory.com/@owenlab/open-stage</text:p>
          </table:table-cell>
          <table:table-cell office:value-type="string" calcext:value-type="string">
            <text:p><text:a xlink:href="https://wikifactory.com/@niko11/" xlink:type="simple">https://wikifactory.com/@niko11/</text:a></text:p>
          </table:table-cell>
        </table:table-row>
        <table:table-row table:style-name="ro1">
          <table:table-cell office:value-type="string" calcext:value-type="string">
            <text:p>https://wikifactory.com/@robotix/the-spider-sp-8-project</text:p>
          </table:table-cell>
          <table:table-cell office:value-type="string" calcext:value-type="string">
            <text:p><text:a xlink:href="https://wikifactory.com/@owenlab/" xlink:type="simple">https://wikifactory.com/@owenlab/</text:a></text:p>
          </table:table-cell>
        </table:table-row>
        <table:table-row table:style-name="ro1">
          <table:table-cell office:value-type="string" calcext:value-type="string">
            <text:p>https://wikifactory.com/@stoneflower3d/multimaterial-3d-printing</text:p>
          </table:table-cell>
          <table:table-cell office:value-type="string" calcext:value-type="string">
            <text:p><text:a xlink:href="https://wikifactory.com/@robotix/" xlink:type="simple">https://wikifactory.com/@robotix/</text:a></text:p>
          </table:table-cell>
        </table:table-row>
        <table:table-row table:style-name="ro1">
          <table:table-cell office:value-type="string" calcext:value-type="string">
            <text:p>https://wikifactory.com/+colaborativaeu/domenicocc</text:p>
          </table:table-cell>
          <table:table-cell office:value-type="string" calcext:value-type="string">
            <text:p><text:a xlink:href="https://wikifactory.com/@stoneflower3d/" xlink:type="simple">https://wikifactory.com/@stoneflower3d/</text:a></text:p>
          </table:table-cell>
        </table:table-row>
        <table:table-row table:style-name="ro1">
          <table:table-cell office:value-type="string" calcext:value-type="string">
            <text:p>https://wikifactory.com/+covidmakersmadrid/visera-hospitales</text:p>
          </table:table-cell>
          <table:table-cell office:value-type="string" calcext:value-type="string">
            <text:p><text:a xlink:href="https://wikifactory.com/+colaborativaeu/" xlink:type="simple">https://wikifactory.com/+colaborativaeu/</text:a></text:p>
          </table:table-cell>
        </table:table-row>
        <table:table-row table:style-name="ro1">
          <table:table-cell office:value-type="string" calcext:value-type="string">
            <text:p>https://wikifactory.com/+cubespawn/cubespawn-frames</text:p>
          </table:table-cell>
          <table:table-cell office:value-type="string" calcext:value-type="string">
            <text:p><text:a xlink:href="https://wikifactory.com/+covidmakersmadrid/" xlink:type="simple">https://wikifactory.com/+covidmakersmadrid/</text:a></text:p>
          </table:table-cell>
        </table:table-row>
        <table:table-row table:style-name="ro1">
          <table:table-cell office:value-type="string" calcext:value-type="string">
            <text:p>https://wikifactory.com/+elektricworks/pikon-telescope</text:p>
          </table:table-cell>
          <table:table-cell office:value-type="string" calcext:value-type="string">
            <text:p><text:a xlink:href="https://wikifactory.com/+cubespawn/" xlink:type="simple">https://wikifactory.com/+cubespawn/</text:a></text:p>
          </table:table-cell>
        </table:table-row>
        <table:table-row table:style-name="ro1">
          <table:table-cell office:value-type="string" calcext:value-type="string">
            <text:p>https://wikifactory.com/+growstack/nextfood-aeroponics-3b</text:p>
          </table:table-cell>
          <table:table-cell office:value-type="string" calcext:value-type="string">
            <text:p><text:a xlink:href="https://wikifactory.com/+elektricworks/" xlink:type="simple">https://wikifactory.com/+elektricworks/</text:a></text:p>
          </table:table-cell>
        </table:table-row>
        <table:table-row table:style-name="ro1">
          <table:table-cell office:value-type="string" calcext:value-type="string">
            <text:p>https://wikifactory.com/+most/reprapable-recyclebot</text:p>
          </table:table-cell>
          <table:table-cell office:value-type="string" calcext:value-type="string">
            <text:p><text:a xlink:href="https://wikifactory.com/+growstack/" xlink:type="simple">https://wikifactory.com/+growstack/</text:a></text:p>
          </table:table-cell>
        </table:table-row>
        <table:table-row table:style-name="ro1">
          <table:table-cell office:value-type="string" calcext:value-type="string">
            <text:p>https://wikifactory.com/+OttoDIY/bob-303</text:p>
          </table:table-cell>
          <table:table-cell office:value-type="string" calcext:value-type="string">
            <text:p><text:a xlink:href="https://wikifactory.com/+labdefabudla/" xlink:type="simple">https://wikifactory.com/+labdefabudla/</text:a></text:p>
          </table:table-cell>
        </table:table-row>
        <table:table-row table:style-name="ro1">
          <table:table-cell office:value-type="string" calcext:value-type="string">
            <text:p>https://wikifactory.com/+OttoDIY/humanoid</text:p>
          </table:table-cell>
          <table:table-cell office:value-type="string" calcext:value-type="string">
            <text:p><text:a xlink:href="https://wikifactory.com/+most/" xlink:type="simple">https://wikifactory.com/+most/</text:a></text:p>
          </table:table-cell>
        </table:table-row>
        <table:table-row table:style-name="ro1">
          <table:table-cell office:value-type="string" calcext:value-type="string">
            <text:p>https://wikifactory.com/+OttoDIY/open-edu</text:p>
          </table:table-cell>
          <table:table-cell office:value-type="string" calcext:value-type="string">
            <text:p><text:a xlink:href="https://wikifactory.com/+OttoDIY/" xlink:type="simple">https://wikifactory.com/+OttoDIY/</text:a></text:p>
          </table:table-cell>
        </table:table-row>
        <table:table-row table:style-name="ro1">
          <table:table-cell office:value-type="string" calcext:value-type="string">
            <text:p>https://wikifactory.com/+OttoDIY/otto-diy</text:p>
          </table:table-cell>
          <table:table-cell office:value-type="string" calcext:value-type="string">
            <text:p><text:a xlink:href="https://wikifactory.com/+personalrobotics/" xlink:type="simple">https://wikifactory.com/+personalrobotics/</text:a></text:p>
          </table:table-cell>
        </table:table-row>
        <table:table-row table:style-name="ro1">
          <table:table-cell office:value-type="string" calcext:value-type="string">
            <text:p>https://wikifactory.com/+OttoDIY/otto-diy-plus</text:p>
          </table:table-cell>
          <table:table-cell office:value-type="string" calcext:value-type="string">
            <text:p><text:a xlink:href="https://wikifactory.com/+uboopenfactory/" xlink:type="simple">https://wikifactory.com/+uboopenfactory/</text:a></text:p>
          </table:table-cell>
        </table:table-row>
        <table:table-row table:style-name="ro1">
          <table:table-cell office:value-type="string" calcext:value-type="string">
            <text:p>https://wikifactory.com/+OttoDIY/otto-quad</text:p>
          </table:table-cell>
          <table:table-cell office:value-type="string" calcext:value-type="string">
            <text:p><text:a xlink:href="https://wikifactory.com/+wikifactory/" xlink:type="simple">https://wikifactory.com/+wikifactory/</text:a></text:p>
          </table:table-cell>
        </table:table-row>
        <table:table-row table:style-name="ro1">
          <table:table-cell office:value-type="string" calcext:value-type="string">
            <text:p>https://wikifactory.com/+OttoDIY/otto-turtle-drawing-robot</text:p>
          </table:table-cell>
          <table:table-cell/>
        </table:table-row>
        <table:table-row table:style-name="ro1">
          <table:table-cell office:value-type="string" calcext:value-type="string">
            <text:p>https://wikifactory.com/+personalrobotics/lilli-humanoid</text:p>
          </table:table-cell>
          <table:table-cell/>
        </table:table-row>
        <table:table-row table:style-name="ro1">
          <table:table-cell office:value-type="string" calcext:value-type="string">
            <text:p>https://wikifactory.com/+wikifactory/mayku-challenge-template</text:p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modular</text:p>
          </table:table-cell>
          <table:table-cell/>
        </table:table-row>
        <table:table-row table:style-name="ro1">
          <table:table-cell office:value-type="string" calcext:value-type="string">
            <text:p>https://wikifactory.com/@ineslalves/shelter-armis</text:p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de-bamb%C3%BA-udla</text:p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hex%C3%A1gonal-g3</text:p>
          </table:table-cell>
          <table:table-cell/>
        </table:table-row>
        <table:table-row table:style-name="ro1">
          <table:table-cell office:value-type="string" calcext:value-type="string">
            <text:p>https://wikifactory.com/@marcoalpoim/compostor</text:p>
          </table:table-cell>
          <table:table-cell/>
        </table:table-row>
        <table:table-row table:style-name="ro1">
          <table:table-cell office:value-type="string" calcext:value-type="string">
            <text:p>http://viralresponse.io/+makilab/breathoflife-in-belgium</text:p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horizon-futur</text:p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distributeurgel</text:p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tortuga-900db</text:p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por-tensores</text:p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tri-bras-robot</text:p>
          </table:table-cell>
          <table:table-cell/>
        </table:table-row>
        <table:table-row table:style-name="ro1">
          <table:table-cell office:value-type="string" calcext:value-type="string">
            <text:p>https://wikifactory.com/+uboopenfactory/tempiece</text:p>
          </table:table-cell>
          <table:table-cell/>
        </table:table-row>
        <table:table-row table:style-name="ro1">
          <table:table-cell office:value-type="string" calcext:value-type="string">
            <text:p>https://wikifactory.com/+labdefabudla/pabell%C3%B3n-jatafevacri</text:p>
          </table:table-cell>
          <table:table-cell/>
        </table:table-row>
      </table:table>
      <table:named-expressions/>
      <table:database-ranges>
        <table:database-range table:name="__Anonymous_Sheet_DB__0" table:target-range-address="'top projects 2022-03-31T1410Z'.B5:'top projects 2022-03-31T1410Z'.B5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WIF users to survey'.B2:'WIF users to survey'.B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09:49:38.426774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n-Yuan Hsing</meta:initial-creator>
    <meta:creation-date>2022-03-31T15:16:58.335563602</meta:creation-date>
    <dc:date>2022-04-23T10:00:02.317892784</dc:date>
    <dc:creator>Pen-Yuan Hsing</dc:creator>
    <meta:editing-duration>PT10H21M13S</meta:editing-duration>
    <meta:editing-cycles>52</meta:editing-cycles>
    <meta:generator>LibreOffice/7.3.2.2$Linux_X86_64 LibreOffice_project/49f2b1bff42cfccbd8f788c8dc32c1c309559be0</meta:generator>
    <meta:document-statistic meta:table-count="3" meta:cell-count="1171" meta:object-count="0"/>
  </office:meta>
</office:document-meta>
</file>